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419880" table:style-name="ce5">
            <text:p>6.419.880</text:p>
          </table:table-cell>
          <table:table-cell office:value-type="float" office:value="1011000" table:style-name="ce5">
            <text:p>1.011.0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9712680" table:style-name="ce6">
            <text:p>9.712.680</text:p>
          </table:table-cell>
          <table:table-cell office:value-type="float" office:value="9357953" table:style-name="ce6">
            <text:p>9.357.953</text:p>
          </table:table-cell>
          <table:table-cell office:value-type="percentage" office:value="0.96347794841382606" table:style-name="ce7">
            <text:p>96,3%</text:p>
          </table:table-cell>
          <table:table-cell office:value-type="float" office:value="5250091" table:style-name="ce5">
            <text:p>5.250.091</text:p>
          </table:table-cell>
          <table:table-cell office:value-type="float" office:value="4351754" table:style-name="ce5">
            <text:p>4.351.754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118835" table:style-name="ce5">
            <text:p>1.118.835</text:p>
          </table:table-cell>
          <table:table-cell office:value-type="float" office:value="153300" table:style-name="ce5">
            <text:p>153.3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614735" table:style-name="ce6">
            <text:p>1.614.735</text:p>
          </table:table-cell>
          <table:table-cell office:value-type="float" office:value="1500060" table:style-name="ce6">
            <text:p>1.500.060</text:p>
          </table:table-cell>
          <table:table-cell office:value-type="percentage" office:value="0.92898215496660441" table:style-name="ce7">
            <text:p>92,9%</text:p>
          </table:table-cell>
          <table:table-cell office:value-type="float" office:value="868993" table:style-name="ce5">
            <text:p>868.993</text:p>
          </table:table-cell>
          <table:table-cell office:value-type="float" office:value="713799" table:style-name="ce5">
            <text:p>713.799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40415" table:style-name="ce5">
            <text:p>940.415</text:p>
          </table:table-cell>
          <table:table-cell office:value-type="float" office:value="126400" table:style-name="ce5">
            <text:p>126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3750" table:style-name="ce5">
            <text:p>43.750</text:p>
          </table:table-cell>
          <table:table-cell office:value-type="float" office:value="1346465" table:style-name="ce6">
            <text:p>1.346.465</text:p>
          </table:table-cell>
          <table:table-cell office:value-type="float" office:value="1321136" table:style-name="ce6">
            <text:p>1.321.136</text:p>
          </table:table-cell>
          <table:table-cell office:value-type="percentage" office:value="0.98118851956790554" table:style-name="ce7">
            <text:p>98,1%</text:p>
          </table:table-cell>
          <table:table-cell office:value-type="float" office:value="716504" table:style-name="ce5">
            <text:p>716.504</text:p>
          </table:table-cell>
          <table:table-cell office:value-type="float" office:value="649159" table:style-name="ce5">
            <text:p>649.159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848610" table:style-name="ce5">
            <text:p>848.610</text:p>
          </table:table-cell>
          <table:table-cell office:value-type="float" office:value="155000" table:style-name="ce5">
            <text:p>155.0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315560" table:style-name="ce6">
            <text:p>1.315.560</text:p>
          </table:table-cell>
          <table:table-cell office:value-type="float" office:value="1203504" table:style-name="ce6">
            <text:p>1.203.504</text:p>
          </table:table-cell>
          <table:table-cell office:value-type="percentage" office:value="0.91482258505883429" table:style-name="ce7">
            <text:p>91,5%</text:p>
          </table:table-cell>
          <table:table-cell office:value-type="float" office:value="700836" table:style-name="ce5">
            <text:p>700.836</text:p>
          </table:table-cell>
          <table:table-cell office:value-type="float" office:value="569181" table:style-name="ce5">
            <text:p>569.181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600530" table:style-name="ce5">
            <text:p>1.600.530</text:p>
          </table:table-cell>
          <table:table-cell office:value-type="float" office:value="264700" table:style-name="ce5">
            <text:p>264.7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489830" table:style-name="ce6">
            <text:p>2.489.830</text:p>
          </table:table-cell>
          <table:table-cell office:value-type="float" office:value="2246972" table:style-name="ce6">
            <text:p>2.246.972</text:p>
          </table:table-cell>
          <table:table-cell office:value-type="percentage" office:value="0.90246000730973597" table:style-name="ce7">
            <text:p>90,2%</text:p>
          </table:table-cell>
          <table:table-cell office:value-type="float" office:value="1321979" table:style-name="ce5">
            <text:p>1.321.979</text:p>
          </table:table-cell>
          <table:table-cell office:value-type="float" office:value="1035879" table:style-name="ce5">
            <text:p>1.035.879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93305" table:style-name="ce5">
            <text:p>493.305</text:p>
          </table:table-cell>
          <table:table-cell office:value-type="float" office:value="67300" table:style-name="ce5">
            <text:p>67.3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15755" table:style-name="ce6">
            <text:p>715.755</text:p>
          </table:table-cell>
          <table:table-cell office:value-type="float" office:value="662056" table:style-name="ce6">
            <text:p>662.056</text:p>
          </table:table-cell>
          <table:table-cell office:value-type="percentage" office:value="0.92497572493381119" table:style-name="ce7">
            <text:p>92,5%</text:p>
          </table:table-cell>
          <table:table-cell office:value-type="float" office:value="371184" table:style-name="ce5">
            <text:p>371.184</text:p>
          </table:table-cell>
          <table:table-cell office:value-type="float" office:value="311425" table:style-name="ce5">
            <text:p>311.425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202825" table:style-name="ce5">
            <text:p>2.202.825</text:p>
          </table:table-cell>
          <table:table-cell office:value-type="float" office:value="305000" table:style-name="ce5">
            <text:p>305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125075" table:style-name="ce6">
            <text:p>3.125.075</text:p>
          </table:table-cell>
          <table:table-cell office:value-type="float" office:value="2870141" table:style-name="ce6">
            <text:p>2.870.141</text:p>
          </table:table-cell>
          <table:table-cell office:value-type="percentage" office:value="0.91842307784613164" table:style-name="ce7">
            <text:p>91,8%</text:p>
          </table:table-cell>
          <table:table-cell office:value-type="float" office:value="1606495" table:style-name="ce5">
            <text:p>1.606.495</text:p>
          </table:table-cell>
          <table:table-cell office:value-type="float" office:value="1401970" table:style-name="ce5">
            <text:p>1.401.970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643715" table:style-name="ce5">
            <text:p>1.643.715</text:p>
          </table:table-cell>
          <table:table-cell office:value-type="float" office:value="240500" table:style-name="ce5">
            <text:p>240.5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434540" table:style-name="ce6">
            <text:p>2.434.540</text:p>
          </table:table-cell>
          <table:table-cell office:value-type="float" office:value="2264018" table:style-name="ce6">
            <text:p>2.264.018</text:p>
          </table:table-cell>
          <table:table-cell office:value-type="percentage" office:value="0.92995719930664522" table:style-name="ce7">
            <text:p>93,0%</text:p>
          </table:table-cell>
          <table:table-cell office:value-type="float" office:value="1309961" table:style-name="ce5">
            <text:p>1.309.961</text:p>
          </table:table-cell>
          <table:table-cell office:value-type="float" office:value="1026466" table:style-name="ce5">
            <text:p>1.026.466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056540" table:style-name="ce5">
            <text:p>6.056.540</text:p>
          </table:table-cell>
          <table:table-cell office:value-type="float" office:value="895800" table:style-name="ce5">
            <text:p>895.8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9044440" table:style-name="ce6">
            <text:p>9.044.440</text:p>
          </table:table-cell>
          <table:table-cell office:value-type="float" office:value="8421680" table:style-name="ce6">
            <text:p>8.421.680</text:p>
          </table:table-cell>
          <table:table-cell office:value-type="percentage" office:value="0.93114443790881474" table:style-name="ce7">
            <text:p>93,1%</text:p>
          </table:table-cell>
          <table:table-cell office:value-type="float" office:value="4789411" table:style-name="ce5">
            <text:p>4.789.411</text:p>
          </table:table-cell>
          <table:table-cell office:value-type="float" office:value="4059077" table:style-name="ce5">
            <text:p>4.059.077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867040" table:style-name="ce5">
            <text:p>3.867.040</text:p>
          </table:table-cell>
          <table:table-cell office:value-type="float" office:value="573000" table:style-name="ce5">
            <text:p>573.0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757090" table:style-name="ce6">
            <text:p>5.757.090</text:p>
          </table:table-cell>
          <table:table-cell office:value-type="float" office:value="5318289" table:style-name="ce6">
            <text:p>5.318.289</text:p>
          </table:table-cell>
          <table:table-cell office:value-type="percentage" office:value="0.92378076424026723" table:style-name="ce7">
            <text:p>92,4%</text:p>
          </table:table-cell>
          <table:table-cell office:value-type="float" office:value="3025903" table:style-name="ce5">
            <text:p>3.025.903</text:p>
          </table:table-cell>
          <table:table-cell office:value-type="float" office:value="2470103" table:style-name="ce5">
            <text:p>2.470.103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99225" table:style-name="ce5">
            <text:p>899.225</text:p>
          </table:table-cell>
          <table:table-cell office:value-type="float" office:value="121900" table:style-name="ce5">
            <text:p>121.9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294675" table:style-name="ce6">
            <text:p>1.294.675</text:p>
          </table:table-cell>
          <table:table-cell office:value-type="float" office:value="1268346" table:style-name="ce6">
            <text:p>1.268.346</text:p>
          </table:table-cell>
          <table:table-cell office:value-type="percentage" office:value="0.9796636221445536" table:style-name="ce7">
            <text:p>98,0%</text:p>
          </table:table-cell>
          <table:table-cell office:value-type="float" office:value="723915" table:style-name="ce5">
            <text:p>723.915</text:p>
          </table:table-cell>
          <table:table-cell office:value-type="float" office:value="604678" table:style-name="ce5">
            <text:p>604.678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395105" table:style-name="ce5">
            <text:p>2.395.105</text:p>
          </table:table-cell>
          <table:table-cell office:value-type="float" office:value="323400" table:style-name="ce5">
            <text:p>323.4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429905" table:style-name="ce6">
            <text:p>3.429.905</text:p>
          </table:table-cell>
          <table:table-cell office:value-type="float" office:value="3308305" table:style-name="ce6">
            <text:p>3.308.305</text:p>
          </table:table-cell>
          <table:table-cell office:value-type="percentage" office:value="0.96454712302527335" table:style-name="ce7">
            <text:p>96,5%</text:p>
          </table:table-cell>
          <table:table-cell office:value-type="float" office:value="1816911" table:style-name="ce5">
            <text:p>1.816.911</text:p>
          </table:table-cell>
          <table:table-cell office:value-type="float" office:value="1633900" table:style-name="ce5">
            <text:p>1.633.900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65655" table:style-name="ce5">
            <text:p>265.655</text:p>
          </table:table-cell>
          <table:table-cell office:value-type="float" office:value="36300" table:style-name="ce5">
            <text:p>36.3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77505" table:style-name="ce6">
            <text:p>377.505</text:p>
          </table:table-cell>
          <table:table-cell office:value-type="float" office:value="343552" table:style-name="ce6">
            <text:p>343.552</text:p>
          </table:table-cell>
          <table:table-cell office:value-type="percentage" office:value="0.91005946941100113" table:style-name="ce7">
            <text:p>91,0%</text:p>
          </table:table-cell>
          <table:table-cell office:value-type="float" office:value="198220" table:style-name="ce5">
            <text:p>198.220</text:p>
          </table:table-cell>
          <table:table-cell office:value-type="float" office:value="166853" table:style-name="ce5">
            <text:p>166.853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172495" table:style-name="ce5">
            <text:p>5.172.495</text:p>
          </table:table-cell>
          <table:table-cell office:value-type="float" office:value="825900" table:style-name="ce5">
            <text:p>825.9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649595" table:style-name="ce6">
            <text:p>7.649.595</text:p>
          </table:table-cell>
          <table:table-cell office:value-type="float" office:value="7068941" table:style-name="ce6">
            <text:p>7.068.941</text:p>
          </table:table-cell>
          <table:table-cell office:value-type="percentage" office:value="0.924093497760339" table:style-name="ce7">
            <text:p>92,4%</text:p>
          </table:table-cell>
          <table:table-cell office:value-type="float" office:value="4296638" table:style-name="ce5">
            <text:p>4.296.638</text:p>
          </table:table-cell>
          <table:table-cell office:value-type="float" office:value="3274484" table:style-name="ce5">
            <text:p>3.274.484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141475" table:style-name="ce5">
            <text:p>1.141.475</text:p>
          </table:table-cell>
          <table:table-cell office:value-type="float" office:value="185000" table:style-name="ce5">
            <text:p>185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674475" table:style-name="ce6">
            <text:p>1.674.475</text:p>
          </table:table-cell>
          <table:table-cell office:value-type="float" office:value="1561863" table:style-name="ce6">
            <text:p>1.561.863</text:p>
          </table:table-cell>
          <table:table-cell office:value-type="percentage" office:value="0.93274787620000299" table:style-name="ce7">
            <text:p>93,3%</text:p>
          </table:table-cell>
          <table:table-cell office:value-type="float" office:value="899473" table:style-name="ce5">
            <text:p>899.473</text:p>
          </table:table-cell>
          <table:table-cell office:value-type="float" office:value="721806" table:style-name="ce5">
            <text:p>721.806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27235" table:style-name="ce5">
            <text:p>527.235</text:p>
          </table:table-cell>
          <table:table-cell office:value-type="float" office:value="81200" table:style-name="ce5">
            <text:p>81.2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783035" table:style-name="ce6">
            <text:p>783.035</text:p>
          </table:table-cell>
          <table:table-cell office:value-type="float" office:value="738723" table:style-name="ce6">
            <text:p>738.723</text:p>
          </table:table-cell>
          <table:table-cell office:value-type="percentage" office:value="0.94340993697599729" table:style-name="ce7">
            <text:p>94,3%</text:p>
          </table:table-cell>
          <table:table-cell office:value-type="float" office:value="421666" table:style-name="ce5">
            <text:p>421.666</text:p>
          </table:table-cell>
          <table:table-cell office:value-type="float" office:value="357937" table:style-name="ce5">
            <text:p>357.937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839060" table:style-name="ce5">
            <text:p>1.839.060</text:p>
          </table:table-cell>
          <table:table-cell office:value-type="float" office:value="251400" table:style-name="ce5">
            <text:p>251.4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737860" table:style-name="ce6">
            <text:p>2.737.860</text:p>
          </table:table-cell>
          <table:table-cell office:value-type="float" office:value="2508517" table:style-name="ce6">
            <text:p>2.508.517</text:p>
          </table:table-cell>
          <table:table-cell office:value-type="percentage" office:value="0.91623275112679248" table:style-name="ce7">
            <text:p>91,6%</text:p>
          </table:table-cell>
          <table:table-cell office:value-type="float" office:value="1450019" table:style-name="ce5">
            <text:p>1.450.019</text:p>
          </table:table-cell>
          <table:table-cell office:value-type="float" office:value="1197443" table:style-name="ce5">
            <text:p>1.197.443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63990" table:style-name="ce5">
            <text:p>63.990</text:p>
          </table:table-cell>
          <table:table-cell office:value-type="float" office:value="11700" table:style-name="ce5">
            <text:p>11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97940" table:style-name="ce6">
            <text:p>97.940</text:p>
          </table:table-cell>
          <table:table-cell office:value-type="float" office:value="85631" table:style-name="ce6">
            <text:p>85.631</text:p>
          </table:table-cell>
          <table:table-cell office:value-type="percentage" office:value="0.8743210128650194" table:style-name="ce7">
            <text:p>87,4%</text:p>
          </table:table-cell>
          <table:table-cell office:value-type="float" office:value="49674" table:style-name="ce5">
            <text:p>49.674</text:p>
          </table:table-cell>
          <table:table-cell office:value-type="float" office:value="40482" table:style-name="ce5">
            <text:p>40.482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63990" table:style-name="ce5">
            <text:p>63.990</text:p>
          </table:table-cell>
          <table:table-cell office:value-type="float" office:value="11400" table:style-name="ce5">
            <text:p>11.4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95740" table:style-name="ce6">
            <text:p>95.740</text:p>
          </table:table-cell>
          <table:table-cell office:value-type="float" office:value="78299" table:style-name="ce6">
            <text:p>78.299</text:p>
          </table:table-cell>
          <table:table-cell office:value-type="percentage" office:value="0.81782953833298522" table:style-name="ce7">
            <text:p>81,8%</text:p>
          </table:table-cell>
          <table:table-cell office:value-type="float" office:value="47809" table:style-name="ce5">
            <text:p>47.809</text:p>
          </table:table-cell>
          <table:table-cell office:value-type="float" office:value="37282" table:style-name="ce5">
            <text:p>37.282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61933" table:style-name="ce6">
            <text:p>161.933</text:p>
          </table:table-cell>
          <table:table-cell office:value-type="percentage" office:value="0.75049590300693336" table:style-name="ce7">
            <text:p>75,0%</text:p>
          </table:table-cell>
          <table:table-cell office:value-type="float" office:value="88257" table:style-name="ce5">
            <text:p>88.257</text:p>
          </table:table-cell>
          <table:table-cell office:value-type="float" office:value="74804" table:style-name="ce5">
            <text:p>74.804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475" table:style-name="ce5">
            <text:p>2.475</text:p>
          </table:table-cell>
          <table:table-cell office:value-type="float" office:value="5745" table:style-name="ce6">
            <text:p>5.745</text:p>
          </table:table-cell>
          <table:table-cell office:value-type="float" office:value="3125" table:style-name="ce6">
            <text:p>3.125</text:p>
          </table:table-cell>
          <table:table-cell office:value-type="percentage" office:value="0.54395126196692778" table:style-name="ce7">
            <text:p>54,4%</text:p>
          </table:table-cell>
          <table:table-cell office:value-type="float" office:value="2540" table:style-name="ce5">
            <text:p>2.540</text:p>
          </table:table-cell>
          <table:table-cell office:value-type="float" office:value="1968" table:style-name="ce5">
            <text:p>1.968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7609293" table:style-name="ce11">
            <text:p>37.609.293</text:p>
          </table:table-cell>
          <table:table-cell office:value-type="float" office:value="5701770" table:style-name="ce12">
            <text:p>5.701.770</text:p>
          </table:table-cell>
          <table:table-cell office:value-type="float" office:value="10189600" table:style-name="ce13">
            <text:p>10.189.600</text:p>
          </table:table-cell>
          <table:table-cell office:value-type="float" office:value="2417750" table:style-name="ce14">
            <text:p>2.417.750</text:p>
          </table:table-cell>
          <table:table-cell office:value-type="float" office:value="55918413" table:style-name="ce15">
            <text:p>55.918.413</text:p>
          </table:table-cell>
          <table:table-cell office:value-type="float" office:value="52293044" table:style-name="ce15">
            <text:p>52.293.044</text:p>
          </table:table-cell>
          <table:table-cell office:value-type="percentage" office:value="0.93516681169045335" table:style-name="ce16">
            <text:p>93,5%</text:p>
          </table:table-cell>
          <table:table-cell office:value-type="float" office:value="29956479" table:style-name="ce15">
            <text:p>29.956.479</text:p>
          </table:table-cell>
          <table:table-cell office:value-type="float" office:value="24700450" table:style-name="ce15">
            <text:p>24.700.450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296474" table:style-name="ce23">
            <text:p>4.296.474</text:p>
          </table:table-cell>
          <table:table-cell office:value-type="percentage" office:value="0.92792827231949349" table:style-name="ce24">
            <text:p>92,8%</text:p>
          </table:table-cell>
          <table:table-cell office:value-type="float" office:value="3913043" table:style-name="ce23">
            <text:p>3.913.043</text:p>
          </table:table-cell>
          <table:table-cell office:value-type="percentage" office:value="0.84511700303595172" table:style-name="ce24">
            <text:p>84,5%</text:p>
          </table:table-cell>
          <table:table-cell office:value-type="date" office:date-value="2021-07-20T00:00:00" table:style-name="ce25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19953" table:style-name="ce5">
            <text:p>719.953</text:p>
          </table:table-cell>
          <table:table-cell office:value-type="percentage" office:value="0.9144141397976473" table:style-name="ce26">
            <text:p>91,4%</text:p>
          </table:table-cell>
          <table:table-cell office:value-type="float" office:value="648126" table:style-name="ce5">
            <text:p>648.126</text:p>
          </table:table-cell>
          <table:table-cell office:value-type="percentage" office:value="0.82318648407672435" table:style-name="ce26">
            <text:p>82,3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2075" table:style-name="ce5">
            <text:p>632.075</text:p>
          </table:table-cell>
          <table:table-cell office:value-type="percentage" office:value="0.93451760513923698" table:style-name="ce26">
            <text:p>93,5%</text:p>
          </table:table-cell>
          <table:table-cell office:value-type="float" office:value="597526" table:style-name="ce5">
            <text:p>597.526</text:p>
          </table:table-cell>
          <table:table-cell office:value-type="percentage" office:value="0.88343719737124182" table:style-name="ce26">
            <text:p>88,3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21045" table:style-name="ce5">
            <text:p>521.045</text:p>
          </table:table-cell>
          <table:table-cell office:value-type="percentage" office:value="0.84140212964547889" table:style-name="ce26">
            <text:p>84,1%</text:p>
          </table:table-cell>
          <table:table-cell office:value-type="float" office:value="492229" table:style-name="ce5">
            <text:p>492.229</text:p>
          </table:table-cell>
          <table:table-cell office:value-type="percentage" office:value="0.79486902066666887" table:style-name="ce26">
            <text:p>79,5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36404" table:style-name="ce5">
            <text:p>1.036.404</text:p>
          </table:table-cell>
          <table:table-cell office:value-type="percentage" office:value="0.8507003640333417" table:style-name="ce26">
            <text:p>85,1%</text:p>
          </table:table-cell>
          <table:table-cell office:value-type="float" office:value="914453" table:style-name="ce5">
            <text:p>914.453</text:p>
          </table:table-cell>
          <table:table-cell office:value-type="percentage" office:value="0.75060063449328773" table:style-name="ce26">
            <text:p>75,1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5092" table:style-name="ce5">
            <text:p>335.092</text:p>
          </table:table-cell>
          <table:table-cell office:value-type="percentage" office:value="0.93292054812826786" table:style-name="ce26">
            <text:p>93,3%</text:p>
          </table:table-cell>
          <table:table-cell office:value-type="float" office:value="296674" table:style-name="ce5">
            <text:p>296.674</text:p>
          </table:table-cell>
          <table:table-cell office:value-type="percentage" office:value="0.8259620363822644" table:style-name="ce26">
            <text:p>82,6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34291" table:style-name="ce5">
            <text:p>1.434.291</text:p>
          </table:table-cell>
          <table:table-cell office:value-type="percentage" office:value="0.93614672982960889" table:style-name="ce26">
            <text:p>93,6%</text:p>
          </table:table-cell>
          <table:table-cell office:value-type="float" office:value="1328345" table:style-name="ce5">
            <text:p>1.328.345</text:p>
          </table:table-cell>
          <table:table-cell office:value-type="percentage" office:value="0.86699688406014663" table:style-name="ce26">
            <text:p>86,7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58608" table:style-name="ce5">
            <text:p>1.058.608</text:p>
          </table:table-cell>
          <table:table-cell office:value-type="percentage" office:value="0.91987118772494791" table:style-name="ce26">
            <text:p>92,0%</text:p>
          </table:table-cell>
          <table:table-cell office:value-type="float" office:value="934335" table:style-name="ce5">
            <text:p>934.335</text:p>
          </table:table-cell>
          <table:table-cell office:value-type="percentage" office:value="0.81188489618724702" table:style-name="ce26">
            <text:p>81,2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15174" table:style-name="ce5">
            <text:p>3.815.174</text:p>
          </table:table-cell>
          <table:table-cell office:value-type="percentage" office:value="0.8813860902595223" table:style-name="ce26">
            <text:p>88,1%</text:p>
          </table:table-cell>
          <table:table-cell office:value-type="float" office:value="3587642" table:style-name="ce5">
            <text:p>3.587.642</text:p>
          </table:table-cell>
          <table:table-cell office:value-type="percentage" office:value="0.82882137371214337" table:style-name="ce26">
            <text:p>82,9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63935" table:style-name="ce5">
            <text:p>2.663.935</text:p>
          </table:table-cell>
          <table:table-cell office:value-type="percentage" office:value="0.91890151336147829" table:style-name="ce26">
            <text:p>91,9%</text:p>
          </table:table-cell>
          <table:table-cell office:value-type="float" office:value="2341794" table:style-name="ce5">
            <text:p>2.341.794</text:p>
          </table:table-cell>
          <table:table-cell office:value-type="percentage" office:value="0.80778174038812123" table:style-name="ce26">
            <text:p>80,8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1226" table:style-name="ce5">
            <text:p>601.226</text:p>
          </table:table-cell>
          <table:table-cell office:value-type="percentage" office:value="0.96677536791190699" table:style-name="ce26">
            <text:p>96,7%</text:p>
          </table:table-cell>
          <table:table-cell office:value-type="float" office:value="559349" table:style-name="ce5">
            <text:p>559.349</text:p>
          </table:table-cell>
          <table:table-cell office:value-type="percentage" office:value="0.89943687609344447" table:style-name="ce26">
            <text:p>89,9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31354" table:style-name="ce5">
            <text:p>1.631.354</text:p>
          </table:table-cell>
          <table:table-cell office:value-type="percentage" office:value="0.94840593662813988" table:style-name="ce26">
            <text:p>94,8%</text:p>
          </table:table-cell>
          <table:table-cell office:value-type="float" office:value="1569426" table:style-name="ce5">
            <text:p>1.569.426</text:p>
          </table:table-cell>
          <table:table-cell office:value-type="percentage" office:value="0.91240339956781613" table:style-name="ce26">
            <text:p>91,2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5244" table:style-name="ce5">
            <text:p>175.244</text:p>
          </table:table-cell>
          <table:table-cell office:value-type="percentage" office:value="0.92888302298832293" table:style-name="ce26">
            <text:p>92,9%</text:p>
          </table:table-cell>
          <table:table-cell office:value-type="float" office:value="156765" table:style-name="ce5">
            <text:p>156.765</text:p>
          </table:table-cell>
          <table:table-cell office:value-type="percentage" office:value="0.83093485140013035" table:style-name="ce26">
            <text:p>83,1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397247" table:style-name="ce5">
            <text:p>3.397.247</text:p>
          </table:table-cell>
          <table:table-cell office:value-type="percentage" office:value="0.9102336909342279" table:style-name="ce26">
            <text:p>91,0%</text:p>
          </table:table-cell>
          <table:table-cell office:value-type="float" office:value="2971249" table:style-name="ce5">
            <text:p>2.971.249</text:p>
          </table:table-cell>
          <table:table-cell office:value-type="percentage" office:value="0.7960948803412391" table:style-name="ce26">
            <text:p>79,6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27074" table:style-name="ce5">
            <text:p>727.074</text:p>
          </table:table-cell>
          <table:table-cell office:value-type="percentage" office:value="0.92386453737776242" table:style-name="ce26">
            <text:p>92,4%</text:p>
          </table:table-cell>
          <table:table-cell office:value-type="float" office:value="660090" table:style-name="ce5">
            <text:p>660.090</text:p>
          </table:table-cell>
          <table:table-cell office:value-type="percentage" office:value="0.83875058450403561" table:style-name="ce26">
            <text:p>83,9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5628" table:style-name="ce5">
            <text:p>345.628</text:p>
          </table:table-cell>
          <table:table-cell office:value-type="percentage" office:value="0.92045230600429295" table:style-name="ce26">
            <text:p>92,0%</text:p>
          </table:table-cell>
          <table:table-cell office:value-type="float" office:value="327040" table:style-name="ce5">
            <text:p>327.040</text:p>
          </table:table-cell>
          <table:table-cell office:value-type="percentage" office:value="0.87095004500689754" table:style-name="ce26">
            <text:p>87,1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5283" table:style-name="ce5">
            <text:p>1.255.283</text:p>
          </table:table-cell>
          <table:table-cell office:value-type="percentage" office:value="0.927599278778653" table:style-name="ce26">
            <text:p>92,8%</text:p>
          </table:table-cell>
          <table:table-cell office:value-type="float" office:value="1114756" table:style-name="ce5">
            <text:p>1.114.756</text:p>
          </table:table-cell>
          <table:table-cell office:value-type="percentage" office:value="0.82375596707210741" table:style-name="ce26">
            <text:p>82,4%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034" table:style-name="ce5">
            <text:p>33.034</text:p>
          </table:table-cell>
          <table:table-cell office:value-type="percentage" office:value="0.84750372004720609" table:style-name="ce26">
            <text:p>84,8%</text:p>
          </table:table-cell>
          <table:table-cell office:value-type="float" office:value="31320" table:style-name="ce5">
            <text:p>31.320</text:p>
          </table:table-cell>
          <table:table-cell office:value-type="percentage" office:value="0.80353019652111446" table:style-name="ce26">
            <text:p>80,4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656" table:style-name="ce5">
            <text:p>30.656</text:p>
          </table:table-cell>
          <table:table-cell office:value-type="percentage" office:value="0.82353257219610476" table:style-name="ce26">
            <text:p>82,4%</text:p>
          </table:table-cell>
          <table:table-cell office:value-type="float" office:value="29246" table:style-name="ce5">
            <text:p>29.246</text:p>
          </table:table-cell>
          <table:table-cell office:value-type="percentage" office:value="0.78565480188045667" table:style-name="ce26">
            <text:p>78,6%</text:p>
          </table:table-cell>
          <table:table-cell office:value-type="date" office:date-value="2021-07-19T00:00:00" table:style-name="ce8">
            <text:p>19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139" table:style-name="ce5">
            <text:p>34.139</text:p>
          </table:table-cell>
          <table:table-cell office:value-type="string" table:style-name="ce26">
            <text:p>-</text:p>
          </table:table-cell>
          <table:table-cell office:value-type="float" office:value="30309" table:style-name="ce5">
            <text:p>30.309</text:p>
          </table:table-cell>
          <table:table-cell office:value-type="string" table:style-name="ce26">
            <text:p>-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174" table:style-name="ce5">
            <text:p>1.174</text:p>
          </table:table-cell>
          <table:table-cell office:value-type="string" table:style-name="ce26">
            <text:p>-</text:p>
          </table:table-cell>
          <table:table-cell office:value-type="float" office:value="1033" table:style-name="ce5">
            <text:p>1.033</text:p>
          </table:table-cell>
          <table:table-cell office:value-type="string" table:style-name="ce26">
            <text:p>-</text:p>
          </table:table-cell>
          <table:table-cell office:value-type="date" office:date-value="2021-07-20T00:00:00" table:style-name="ce8">
            <text:p>20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745110" table:style-name="ce15">
            <text:p>24.745.110</text:p>
          </table:table-cell>
          <table:table-cell office:value-type="percentage" office:value="0.91458531825246936" table:style-name="ce16">
            <text:p>91,5%</text:p>
          </table:table-cell>
          <table:table-cell office:value-type="float" office:value="22504750" table:style-name="ce15">
            <text:p>22.504.750</text:p>
          </table:table-cell>
          <table:table-cell office:value-type="percentage" office:value="0.83178106466054347" table:style-name="ce16">
            <text:p>83,2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252" table:style-name="ce35">
            <text:p>432.252</text:p>
          </table:table-cell>
          <table:table-cell office:value-type="percentage" office:value="1" table:style-name="ce36">
            <text:p>100,0%</text:p>
          </table:table-cell>
          <table:table-cell office:value-type="float" office:value="649532" table:style-name="ce35">
            <text:p>649.532</text:p>
          </table:table-cell>
          <table:table-cell office:value-type="percentage" office:value="0.99869461131244608" table:style-name="ce36">
            <text:p>99,9%</text:p>
          </table:table-cell>
          <table:table-cell office:value-type="float" office:value="901282" table:style-name="ce35">
            <text:p>901.282</text:p>
          </table:table-cell>
          <table:table-cell office:value-type="percentage" office:value="0.9837744379450023" table:style-name="ce36">
            <text:p>98,4%</text:p>
          </table:table-cell>
          <table:table-cell office:value-type="float" office:value="1163294" table:style-name="ce35">
            <text:p>1.163.294</text:p>
          </table:table-cell>
          <table:table-cell office:value-type="percentage" office:value="0.91958473416646835" table:style-name="ce36">
            <text:p>92,0%</text:p>
          </table:table-cell>
          <table:table-cell office:value-type="float" office:value="1150114" table:style-name="ce35">
            <text:p>1.150.114</text:p>
          </table:table-cell>
          <table:table-cell office:value-type="percentage" office:value="0.83033887463414568" table:style-name="ce36">
            <text:p>83,0%</text:p>
          </table:table-cell>
          <table:table-cell office:value-type="float" office:value="718979" table:style-name="ce35">
            <text:p>718.979</text:p>
          </table:table-cell>
          <table:table-cell office:value-type="percentage" office:value="0.6305633050550904" table:style-name="ce36">
            <text:p>63,1%</text:p>
          </table:table-cell>
          <table:table-cell office:value-type="float" office:value="226798" table:style-name="ce35">
            <text:p>226.798</text:p>
          </table:table-cell>
          <table:table-cell office:value-type="percentage" office:value="0.2442175493608077" table:style-name="ce36">
            <text:p>24,4%</text:p>
          </table:table-cell>
          <table:table-cell office:value-type="float" office:value="7840" table:style-name="ce35">
            <text:p>7.840</text:p>
          </table:table-cell>
          <table:table-cell office:value-type="percentage" office:value="1.0412972651336751E-2" table:style-name="ce36">
            <text:p>1,0%</text:p>
          </table:table-cell>
          <table:table-cell office:value-type="float" office:value="5250091" table:style-name="ce35">
            <text:p>5.250.091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045234317077016" table:style-name="ce36">
            <text:p>7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69" table:style-name="ce38">
            <text:p>100.869</text:p>
          </table:table-cell>
          <table:table-cell office:value-type="percentage" office:value="1" table:style-name="ce39">
            <text:p>100,0%</text:p>
          </table:table-cell>
          <table:table-cell office:value-type="float" office:value="118444" table:style-name="ce38">
            <text:p>118.444</text:p>
          </table:table-cell>
          <table:table-cell office:value-type="percentage" office:value="0.99570425791265604" table:style-name="ce39">
            <text:p>99,6%</text:p>
          </table:table-cell>
          <table:table-cell office:value-type="float" office:value="150500" table:style-name="ce38">
            <text:p>150.500</text:p>
          </table:table-cell>
          <table:table-cell office:value-type="percentage" office:value="0.96247929550352695" table:style-name="ce39">
            <text:p>96,2%</text:p>
          </table:table-cell>
          <table:table-cell office:value-type="float" office:value="177276" table:style-name="ce38">
            <text:p>177.276</text:p>
          </table:table-cell>
          <table:table-cell office:value-type="percentage" office:value="0.89413212552833066" table:style-name="ce39">
            <text:p>89,4%</text:p>
          </table:table-cell>
          <table:table-cell office:value-type="float" office:value="172864" table:style-name="ce38">
            <text:p>172.864</text:p>
          </table:table-cell>
          <table:table-cell office:value-type="percentage" office:value="0.80423181959868428" table:style-name="ce39">
            <text:p>80,4%</text:p>
          </table:table-cell>
          <table:table-cell office:value-type="float" office:value="94612" table:style-name="ce38">
            <text:p>94.612</text:p>
          </table:table-cell>
          <table:table-cell office:value-type="percentage" office:value="0.57589812887281933" table:style-name="ce39">
            <text:p>57,6%</text:p>
          </table:table-cell>
          <table:table-cell office:value-type="float" office:value="41508" table:style-name="ce38">
            <text:p>41.508</text:p>
          </table:table-cell>
          <table:table-cell office:value-type="percentage" office:value="0.31831044240458278" table:style-name="ce39">
            <text:p>31,8%</text:p>
          </table:table-cell>
          <table:table-cell office:value-type="float" office:value="12920" table:style-name="ce38">
            <text:p>12.920</text:p>
          </table:table-cell>
          <table:table-cell office:value-type="percentage" office:value="0.12530428963524037" table:style-name="ce39">
            <text:p>12,5%</text:p>
          </table:table-cell>
          <table:table-cell office:value-type="float" office:value="868993" table:style-name="ce38">
            <text:p>868.99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332445107473079" table:style-name="ce39">
            <text:p>7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593" table:style-name="ce38">
            <text:p>88.593</text:p>
          </table:table-cell>
          <table:table-cell office:value-type="percentage" office:value="1" table:style-name="ce39">
            <text:p>100,0%</text:p>
          </table:table-cell>
          <table:table-cell office:value-type="float" office:value="113756" table:style-name="ce38">
            <text:p>113.756</text:p>
          </table:table-cell>
          <table:table-cell office:value-type="percentage" office:value="1" table:style-name="ce39">
            <text:p>100,0%</text:p>
          </table:table-cell>
          <table:table-cell office:value-type="float" office:value="144431" table:style-name="ce38">
            <text:p>144.431</text:p>
          </table:table-cell>
          <table:table-cell office:value-type="percentage" office:value="0.96511239408761662" table:style-name="ce39">
            <text:p>96,5%</text:p>
          </table:table-cell>
          <table:table-cell office:value-type="float" office:value="146940" table:style-name="ce38">
            <text:p>146.940</text:p>
          </table:table-cell>
          <table:table-cell office:value-type="percentage" office:value="0.90344000737803187" table:style-name="ce39">
            <text:p>90,3%</text:p>
          </table:table-cell>
          <table:table-cell office:value-type="float" office:value="138355" table:style-name="ce38">
            <text:p>138.355</text:p>
          </table:table-cell>
          <table:table-cell office:value-type="percentage" office:value="0.82850778176330742" table:style-name="ce39">
            <text:p>82,9%</text:p>
          </table:table-cell>
          <table:table-cell office:value-type="float" office:value="69073" table:style-name="ce38">
            <text:p>69.073</text:p>
          </table:table-cell>
          <table:table-cell office:value-type="percentage" office:value="0.60351591510777536" table:style-name="ce39">
            <text:p>60,4%</text:p>
          </table:table-cell>
          <table:table-cell office:value-type="float" office:value="14639" table:style-name="ce38">
            <text:p>14.639</text:p>
          </table:table-cell>
          <table:table-cell office:value-type="percentage" office:value="0.18504379921881914" table:style-name="ce39">
            <text:p>18,5%</text:p>
          </table:table-cell>
          <table:table-cell office:value-type="float" office:value="717" table:style-name="ce38">
            <text:p>717</text:p>
          </table:table-cell>
          <table:table-cell office:value-type="percentage" office:value="1.1203125E-2" table:style-name="ce39">
            <text:p>1,1%</text:p>
          </table:table-cell>
          <table:table-cell office:value-type="float" office:value="716504" table:style-name="ce38">
            <text:p>716.504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6719486640818824" table:style-name="ce39">
            <text:p>7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906" table:style-name="ce38">
            <text:p>50.906</text:p>
          </table:table-cell>
          <table:table-cell office:value-type="percentage" office:value="1" table:style-name="ce39">
            <text:p>100,0%</text:p>
          </table:table-cell>
          <table:table-cell office:value-type="float" office:value="77963" table:style-name="ce38">
            <text:p>77.963</text:p>
          </table:table-cell>
          <table:table-cell office:value-type="percentage" office:value="0.96829201649361618" table:style-name="ce39">
            <text:p>96,8%</text:p>
          </table:table-cell>
          <table:table-cell office:value-type="float" office:value="104214" table:style-name="ce38">
            <text:p>104.214</text:p>
          </table:table-cell>
          <table:table-cell office:value-type="percentage" office:value="0.88896281700232871" table:style-name="ce39">
            <text:p>88,9%</text:p>
          </table:table-cell>
          <table:table-cell office:value-type="float" office:value="139801" table:style-name="ce38">
            <text:p>139.801</text:p>
          </table:table-cell>
          <table:table-cell office:value-type="percentage" office:value="0.84320584811546651" table:style-name="ce39">
            <text:p>84,3%</text:p>
          </table:table-cell>
          <table:table-cell office:value-type="float" office:value="148161" table:style-name="ce38">
            <text:p>148.161</text:p>
          </table:table-cell>
          <table:table-cell office:value-type="percentage" office:value="0.71862813573133111" table:style-name="ce39">
            <text:p>71,9%</text:p>
          </table:table-cell>
          <table:table-cell office:value-type="float" office:value="94168" table:style-name="ce38">
            <text:p>94.168</text:p>
          </table:table-cell>
          <table:table-cell office:value-type="percentage" office:value="0.51687551801171328" table:style-name="ce39">
            <text:p>51,7%</text:p>
          </table:table-cell>
          <table:table-cell office:value-type="float" office:value="63380" table:style-name="ce38">
            <text:p>63.380</text:p>
          </table:table-cell>
          <table:table-cell office:value-type="percentage" office:value="0.4594684722564556" table:style-name="ce39">
            <text:p>45,9%</text:p>
          </table:table-cell>
          <table:table-cell office:value-type="float" office:value="22243" table:style-name="ce38">
            <text:p>22.243</text:p>
          </table:table-cell>
          <table:table-cell office:value-type="percentage" office:value="0.23295978215333055" table:style-name="ce39">
            <text:p>23,3%</text:p>
          </table:table-cell>
          <table:table-cell office:value-type="float" office:value="700836" table:style-name="ce38">
            <text:p>700.83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7722325670834993" table:style-name="ce39">
            <text:p>6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882" table:style-name="ce38">
            <text:p>91.882</text:p>
          </table:table-cell>
          <table:table-cell office:value-type="percentage" office:value="1" table:style-name="ce39">
            <text:p>100,0%</text:p>
          </table:table-cell>
          <table:table-cell office:value-type="float" office:value="148931" table:style-name="ce38">
            <text:p>148.931</text:p>
          </table:table-cell>
          <table:table-cell office:value-type="percentage" office:value="0.96376131649960206" table:style-name="ce39">
            <text:p>96,4%</text:p>
          </table:table-cell>
          <table:table-cell office:value-type="float" office:value="214486" table:style-name="ce38">
            <text:p>214.486</text:p>
          </table:table-cell>
          <table:table-cell office:value-type="percentage" office:value="0.91234920796964591" table:style-name="ce39">
            <text:p>91,2%</text:p>
          </table:table-cell>
          <table:table-cell office:value-type="float" office:value="301046" table:style-name="ce38">
            <text:p>301.046</text:p>
          </table:table-cell>
          <table:table-cell office:value-type="percentage" office:value="0.85887501711781622" table:style-name="ce39">
            <text:p>85,9%</text:p>
          </table:table-cell>
          <table:table-cell office:value-type="float" office:value="280059" table:style-name="ce38">
            <text:p>280.059</text:p>
          </table:table-cell>
          <table:table-cell office:value-type="percentage" office:value="0.72194295789896989" table:style-name="ce39">
            <text:p>72,2%</text:p>
          </table:table-cell>
          <table:table-cell office:value-type="float" office:value="175094" table:style-name="ce38">
            <text:p>175.094</text:p>
          </table:table-cell>
          <table:table-cell office:value-type="percentage" office:value="0.56312272057735724" table:style-name="ce39">
            <text:p>56,3%</text:p>
          </table:table-cell>
          <table:table-cell office:value-type="float" office:value="100406" table:style-name="ce38">
            <text:p>100.406</text:p>
          </table:table-cell>
          <table:table-cell office:value-type="percentage" office:value="0.3988353432797877" table:style-name="ce39">
            <text:p>39,9%</text:p>
          </table:table-cell>
          <table:table-cell office:value-type="float" office:value="10075" table:style-name="ce38">
            <text:p>10.075</text:p>
          </table:table-cell>
          <table:table-cell office:value-type="percentage" office:value="5.6035417721096568E-2" table:style-name="ce39">
            <text:p>5,6%</text:p>
          </table:table-cell>
          <table:table-cell office:value-type="float" office:value="1321979" table:style-name="ce38">
            <text:p>1.321.979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7421283635951923" table:style-name="ce39">
            <text:p>67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65" table:style-name="ce38">
            <text:p>42.265</text:p>
          </table:table-cell>
          <table:table-cell office:value-type="percentage" office:value="1" table:style-name="ce39">
            <text:p>100,0%</text:p>
          </table:table-cell>
          <table:table-cell office:value-type="float" office:value="55813" table:style-name="ce38">
            <text:p>55.813</text:p>
          </table:table-cell>
          <table:table-cell office:value-type="percentage" office:value="1" table:style-name="ce39">
            <text:p>100,0%</text:p>
          </table:table-cell>
          <table:table-cell office:value-type="float" office:value="75104" table:style-name="ce38">
            <text:p>75.104</text:p>
          </table:table-cell>
          <table:table-cell office:value-type="percentage" office:value="0.97102592281336864" table:style-name="ce39">
            <text:p>97,1%</text:p>
          </table:table-cell>
          <table:table-cell office:value-type="float" office:value="81362" table:style-name="ce38">
            <text:p>81.362</text:p>
          </table:table-cell>
          <table:table-cell office:value-type="percentage" office:value="0.90438397581254726" table:style-name="ce39">
            <text:p>90,4%</text:p>
          </table:table-cell>
          <table:table-cell office:value-type="float" office:value="80548" table:style-name="ce38">
            <text:p>80.548</text:p>
          </table:table-cell>
          <table:table-cell office:value-type="percentage" office:value="0.82386032382452512" table:style-name="ce39">
            <text:p>82,4%</text:p>
          </table:table-cell>
          <table:table-cell office:value-type="float" office:value="29523" table:style-name="ce38">
            <text:p>29.523</text:p>
          </table:table-cell>
          <table:table-cell office:value-type="percentage" office:value="0.41892639734366355" table:style-name="ce39">
            <text:p>41,9%</text:p>
          </table:table-cell>
          <table:table-cell office:value-type="float" office:value="6069" table:style-name="ce38">
            <text:p>6.069</text:p>
          </table:table-cell>
          <table:table-cell office:value-type="percentage" office:value="0.12016632016632017" table:style-name="ce39">
            <text:p>12,0%</text:p>
          </table:table-cell>
          <table:table-cell office:value-type="float" office:value="500" table:style-name="ce38">
            <text:p>500</text:p>
          </table:table-cell>
          <table:table-cell office:value-type="percentage" office:value="1.1373200191069762E-2" table:style-name="ce39">
            <text:p>1,1%</text:p>
          </table:table-cell>
          <table:table-cell office:value-type="float" office:value="371184" table:style-name="ce38">
            <text:p>371.18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0819476958828675" table:style-name="ce39">
            <text:p>70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704" table:style-name="ce38">
            <text:p>228.704</text:p>
          </table:table-cell>
          <table:table-cell office:value-type="percentage" office:value="1" table:style-name="ce39">
            <text:p>100,0%</text:p>
          </table:table-cell>
          <table:table-cell office:value-type="float" office:value="249238" table:style-name="ce38">
            <text:p>249.238</text:p>
          </table:table-cell>
          <table:table-cell office:value-type="percentage" office:value="1" table:style-name="ce39">
            <text:p>100,0%</text:p>
          </table:table-cell>
          <table:table-cell office:value-type="float" office:value="312497" table:style-name="ce38">
            <text:p>312.497</text:p>
          </table:table-cell>
          <table:table-cell office:value-type="percentage" office:value="0.9809212901200659" table:style-name="ce39">
            <text:p>98,1%</text:p>
          </table:table-cell>
          <table:table-cell office:value-type="float" office:value="340469" table:style-name="ce38">
            <text:p>340.469</text:p>
          </table:table-cell>
          <table:table-cell office:value-type="percentage" office:value="0.89320915589952121" table:style-name="ce39">
            <text:p>89,3%</text:p>
          </table:table-cell>
          <table:table-cell office:value-type="float" office:value="303383" table:style-name="ce38">
            <text:p>303.383</text:p>
          </table:table-cell>
          <table:table-cell office:value-type="percentage" office:value="0.83506420225430422" table:style-name="ce39">
            <text:p>83,5%</text:p>
          </table:table-cell>
          <table:table-cell office:value-type="float" office:value="138468" table:style-name="ce38">
            <text:p>138.468</text:p>
          </table:table-cell>
          <table:table-cell office:value-type="percentage" office:value="0.51709033060351106" table:style-name="ce39">
            <text:p>51,7%</text:p>
          </table:table-cell>
          <table:table-cell office:value-type="float" office:value="32156" table:style-name="ce38">
            <text:p>32.156</text:p>
          </table:table-cell>
          <table:table-cell office:value-type="percentage" office:value="0.15239377079324759" table:style-name="ce39">
            <text:p>15,2%</text:p>
          </table:table-cell>
          <table:table-cell office:value-type="float" office:value="1580" table:style-name="ce38">
            <text:p>1.580</text:p>
          </table:table-cell>
          <table:table-cell office:value-type="percentage" office:value="9.5559506961328637E-3" table:style-name="ce39">
            <text:p>1,0%</text:p>
          </table:table-cell>
          <table:table-cell office:value-type="float" office:value="1606495" table:style-name="ce38">
            <text:p>1.606.49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3819312368552736" table:style-name="ce39">
            <text:p>7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65" table:style-name="ce38">
            <text:p>137.465</text:p>
          </table:table-cell>
          <table:table-cell office:value-type="percentage" office:value="1" table:style-name="ce39">
            <text:p>100,0%</text:p>
          </table:table-cell>
          <table:table-cell office:value-type="float" office:value="157568" table:style-name="ce38">
            <text:p>157.568</text:p>
          </table:table-cell>
          <table:table-cell office:value-type="percentage" office:value="0.99036461115894936" table:style-name="ce39">
            <text:p>99,0%</text:p>
          </table:table-cell>
          <table:table-cell office:value-type="float" office:value="216606" table:style-name="ce38">
            <text:p>216.606</text:p>
          </table:table-cell>
          <table:table-cell office:value-type="percentage" office:value="0.99158594422369117" table:style-name="ce39">
            <text:p>99,2%</text:p>
          </table:table-cell>
          <table:table-cell office:value-type="float" office:value="278144" table:style-name="ce38">
            <text:p>278.144</text:p>
          </table:table-cell>
          <table:table-cell office:value-type="percentage" office:value="0.9045980525435966" table:style-name="ce39">
            <text:p>90,5%</text:p>
          </table:table-cell>
          <table:table-cell office:value-type="float" office:value="268825" table:style-name="ce38">
            <text:p>268.825</text:p>
          </table:table-cell>
          <table:table-cell office:value-type="percentage" office:value="0.81313047292085716" table:style-name="ce39">
            <text:p>81,3%</text:p>
          </table:table-cell>
          <table:table-cell office:value-type="float" office:value="165072" table:style-name="ce38">
            <text:p>165.072</text:p>
          </table:table-cell>
          <table:table-cell office:value-type="percentage" office:value="0.62080247911816799" table:style-name="ce39">
            <text:p>62,1%</text:p>
          </table:table-cell>
          <table:table-cell office:value-type="float" office:value="83660" table:style-name="ce38">
            <text:p>83.660</text:p>
          </table:table-cell>
          <table:table-cell office:value-type="percentage" office:value="0.38360485856691534" table:style-name="ce39">
            <text:p>38,4%</text:p>
          </table:table-cell>
          <table:table-cell office:value-type="float" office:value="2621" table:style-name="ce38">
            <text:p>2.621</text:p>
          </table:table-cell>
          <table:table-cell office:value-type="percentage" office:value="1.506564274710873E-2" table:style-name="ce39">
            <text:p>1,5%</text:p>
          </table:table-cell>
          <table:table-cell office:value-type="float" office:value="1309961" table:style-name="ce38">
            <text:p>1.309.96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2422190819909948" table:style-name="ce39">
            <text:p>72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385" table:style-name="ce38">
            <text:p>456.385</text:p>
          </table:table-cell>
          <table:table-cell office:value-type="percentage" office:value="1" table:style-name="ce39">
            <text:p>100,0%</text:p>
          </table:table-cell>
          <table:table-cell office:value-type="float" office:value="612858" table:style-name="ce38">
            <text:p>612.858</text:p>
          </table:table-cell>
          <table:table-cell office:value-type="percentage" office:value="0.96468710451257056" table:style-name="ce39">
            <text:p>96,5%</text:p>
          </table:table-cell>
          <table:table-cell office:value-type="float" office:value="771610" table:style-name="ce38">
            <text:p>771.610</text:p>
          </table:table-cell>
          <table:table-cell office:value-type="percentage" office:value="0.92123297484192634" table:style-name="ce39">
            <text:p>92,1%</text:p>
          </table:table-cell>
          <table:table-cell office:value-type="float" office:value="963052" table:style-name="ce38">
            <text:p>963.052</text:p>
          </table:table-cell>
          <table:table-cell office:value-type="percentage" office:value="0.88209346205279449" table:style-name="ce39">
            <text:p>88,2%</text:p>
          </table:table-cell>
          <table:table-cell office:value-type="float" office:value="1011269" table:style-name="ce38">
            <text:p>1.011.269</text:p>
          </table:table-cell>
          <table:table-cell office:value-type="percentage" office:value="0.76800088095355623" table:style-name="ce39">
            <text:p>76,8%</text:p>
          </table:table-cell>
          <table:table-cell office:value-type="float" office:value="544641" table:style-name="ce38">
            <text:p>544.641</text:p>
          </table:table-cell>
          <table:table-cell office:value-type="percentage" office:value="0.52136118056539404" table:style-name="ce39">
            <text:p>52,1%</text:p>
          </table:table-cell>
          <table:table-cell office:value-type="float" office:value="338385" table:style-name="ce38">
            <text:p>338.385</text:p>
          </table:table-cell>
          <table:table-cell office:value-type="percentage" office:value="0.4033506767508806" table:style-name="ce39">
            <text:p>40,3%</text:p>
          </table:table-cell>
          <table:table-cell office:value-type="float" office:value="91211" table:style-name="ce38">
            <text:p>91.211</text:p>
          </table:table-cell>
          <table:table-cell office:value-type="percentage" office:value="0.13900598324204547" table:style-name="ce39">
            <text:p>13,9%</text:p>
          </table:table-cell>
          <table:table-cell office:value-type="float" office:value="4789411" table:style-name="ce38">
            <text:p>4.789.411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9731507958231664" table:style-name="ce39">
            <text:p>69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499" table:style-name="ce38">
            <text:p>295.499</text:p>
          </table:table-cell>
          <table:table-cell office:value-type="percentage" office:value="1" table:style-name="ce39">
            <text:p>100,0%</text:p>
          </table:table-cell>
          <table:table-cell office:value-type="float" office:value="431077" table:style-name="ce38">
            <text:p>431.077</text:p>
          </table:table-cell>
          <table:table-cell office:value-type="percentage" office:value="0.98450425019755083" table:style-name="ce39">
            <text:p>98,5%</text:p>
          </table:table-cell>
          <table:table-cell office:value-type="float" office:value="550441" table:style-name="ce38">
            <text:p>550.441</text:p>
          </table:table-cell>
          <table:table-cell office:value-type="percentage" office:value="0.94784649612210881" table:style-name="ce39">
            <text:p>94,8%</text:p>
          </table:table-cell>
          <table:table-cell office:value-type="float" office:value="692822" table:style-name="ce38">
            <text:p>692.822</text:p>
          </table:table-cell>
          <table:table-cell office:value-type="percentage" office:value="0.92089683571392489" table:style-name="ce39">
            <text:p>92,1%</text:p>
          </table:table-cell>
          <table:table-cell office:value-type="float" office:value="694096" table:style-name="ce38">
            <text:p>694.096</text:p>
          </table:table-cell>
          <table:table-cell office:value-type="percentage" office:value="0.81506080405078507" table:style-name="ce39">
            <text:p>81,5%</text:p>
          </table:table-cell>
          <table:table-cell office:value-type="float" office:value="291932" table:style-name="ce38">
            <text:p>291.932</text:p>
          </table:table-cell>
          <table:table-cell office:value-type="percentage" office:value="0.44998527958764351" table:style-name="ce39">
            <text:p>45,0%</text:p>
          </table:table-cell>
          <table:table-cell office:value-type="float" office:value="66383" table:style-name="ce38">
            <text:p>66.383</text:p>
          </table:table-cell>
          <table:table-cell office:value-type="percentage" office:value="0.12861781812968151" table:style-name="ce39">
            <text:p>12,9%</text:p>
          </table:table-cell>
          <table:table-cell office:value-type="float" office:value="3653" table:style-name="ce38">
            <text:p>3.653</text:p>
          </table:table-cell>
          <table:table-cell office:value-type="percentage" office:value="8.6047897562251049E-3" table:style-name="ce39">
            <text:p>0,9%</text:p>
          </table:table-cell>
          <table:table-cell office:value-type="float" office:value="3025903" table:style-name="ce38">
            <text:p>3.025.90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7415186370199665" table:style-name="ce39">
            <text:p>67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72" table:style-name="ce38">
            <text:p>78.072</text:p>
          </table:table-cell>
          <table:table-cell office:value-type="percentage" office:value="1" table:style-name="ce39">
            <text:p>100,0%</text:p>
          </table:table-cell>
          <table:table-cell office:value-type="float" office:value="95543" table:style-name="ce38">
            <text:p>95.543</text:p>
          </table:table-cell>
          <table:table-cell office:value-type="percentage" office:value="1" table:style-name="ce39">
            <text:p>100,0%</text:p>
          </table:table-cell>
          <table:table-cell office:value-type="float" office:value="130228" table:style-name="ce38">
            <text:p>130.228</text:p>
          </table:table-cell>
          <table:table-cell office:value-type="percentage" office:value="1" table:style-name="ce39">
            <text:p>100,0%</text:p>
          </table:table-cell>
          <table:table-cell office:value-type="float" office:value="157182" table:style-name="ce38">
            <text:p>157.182</text:p>
          </table:table-cell>
          <table:table-cell office:value-type="percentage" office:value="0.92888379349470496" table:style-name="ce39">
            <text:p>92,9%</text:p>
          </table:table-cell>
          <table:table-cell office:value-type="float" office:value="140201" table:style-name="ce38">
            <text:p>140.201</text:p>
          </table:table-cell>
          <table:table-cell office:value-type="percentage" office:value="0.87903620198878951" table:style-name="ce39">
            <text:p>87,9%</text:p>
          </table:table-cell>
          <table:table-cell office:value-type="float" office:value="92250" table:style-name="ce38">
            <text:p>92.250</text:p>
          </table:table-cell>
          <table:table-cell office:value-type="percentage" office:value="0.69111995145303751" table:style-name="ce39">
            <text:p>69,1%</text:p>
          </table:table-cell>
          <table:table-cell office:value-type="float" office:value="29519" table:style-name="ce38">
            <text:p>29.519</text:p>
          </table:table-cell>
          <table:table-cell office:value-type="percentage" office:value="0.26049241087186725" table:style-name="ce39">
            <text:p>26,0%</text:p>
          </table:table-cell>
          <table:table-cell office:value-type="float" office:value="920" table:style-name="ce38">
            <text:p>920</text:p>
          </table:table-cell>
          <table:table-cell office:value-type="percentage" office:value="1.0855457227138644E-2" table:style-name="ce39">
            <text:p>1,1%</text:p>
          </table:table-cell>
          <table:table-cell office:value-type="float" office:value="723915" table:style-name="ce38">
            <text:p>723.91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5926883475258455" table:style-name="ce39">
            <text:p>75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201" table:style-name="ce38">
            <text:p>241.201</text:p>
          </table:table-cell>
          <table:table-cell office:value-type="percentage" office:value="1" table:style-name="ce39">
            <text:p>100,0%</text:p>
          </table:table-cell>
          <table:table-cell office:value-type="float" office:value="289512" table:style-name="ce38">
            <text:p>289.512</text:p>
          </table:table-cell>
          <table:table-cell office:value-type="percentage" office:value="0.99913722296229324" table:style-name="ce39">
            <text:p>99,9%</text:p>
          </table:table-cell>
          <table:table-cell office:value-type="float" office:value="336602" table:style-name="ce38">
            <text:p>336.602</text:p>
          </table:table-cell>
          <table:table-cell office:value-type="percentage" office:value="0.97023869574867339" table:style-name="ce39">
            <text:p>97,0%</text:p>
          </table:table-cell>
          <table:table-cell office:value-type="float" office:value="378848" table:style-name="ce38">
            <text:p>378.848</text:p>
          </table:table-cell>
          <table:table-cell office:value-type="percentage" office:value="0.93337833742722764" table:style-name="ce39">
            <text:p>93,3%</text:p>
          </table:table-cell>
          <table:table-cell office:value-type="float" office:value="385191" table:style-name="ce38">
            <text:p>385.191</text:p>
          </table:table-cell>
          <table:table-cell office:value-type="percentage" office:value="0.86907208819076709" table:style-name="ce39">
            <text:p>86,9%</text:p>
          </table:table-cell>
          <table:table-cell office:value-type="float" office:value="161693" table:style-name="ce38">
            <text:p>161.693</text:p>
          </table:table-cell>
          <table:table-cell office:value-type="percentage" office:value="0.49996598723593727" table:style-name="ce39">
            <text:p>50,0%</text:p>
          </table:table-cell>
          <table:table-cell office:value-type="float" office:value="22967" table:style-name="ce38">
            <text:p>22.967</text:p>
          </table:table-cell>
          <table:table-cell office:value-type="percentage" office:value="9.9432420848468053E-2" table:style-name="ce39">
            <text:p>9,9%</text:p>
          </table:table-cell>
          <table:table-cell office:value-type="float" office:value="897" table:style-name="ce38">
            <text:p>897</text:p>
          </table:table-cell>
          <table:table-cell office:value-type="percentage" office:value="4.9831395445732668E-3" table:style-name="ce39">
            <text:p>0,5%</text:p>
          </table:table-cell>
          <table:table-cell office:value-type="float" office:value="1816911" table:style-name="ce38">
            <text:p>1.816.91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4023761283880163" table:style-name="ce39">
            <text:p>7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2" table:style-name="ce38">
            <text:p>23.332</text:p>
          </table:table-cell>
          <table:table-cell office:value-type="percentage" office:value="1" table:style-name="ce39">
            <text:p>100,0%</text:p>
          </table:table-cell>
          <table:table-cell office:value-type="float" office:value="28552" table:style-name="ce38">
            <text:p>28.552</text:p>
          </table:table-cell>
          <table:table-cell office:value-type="percentage" office:value="1" table:style-name="ce39">
            <text:p>100,0%</text:p>
          </table:table-cell>
          <table:table-cell office:value-type="float" office:value="36750" table:style-name="ce38">
            <text:p>36.750</text:p>
          </table:table-cell>
          <table:table-cell office:value-type="percentage" office:value="0.97433586086218782" table:style-name="ce39">
            <text:p>97,4%</text:p>
          </table:table-cell>
          <table:table-cell office:value-type="float" office:value="43135" table:style-name="ce38">
            <text:p>43.135</text:p>
          </table:table-cell>
          <table:table-cell office:value-type="percentage" office:value="0.90498069822087945" table:style-name="ce39">
            <text:p>90,5%</text:p>
          </table:table-cell>
          <table:table-cell office:value-type="float" office:value="43475" table:style-name="ce38">
            <text:p>43.475</text:p>
          </table:table-cell>
          <table:table-cell office:value-type="percentage" office:value="0.8211041229909154" table:style-name="ce39">
            <text:p>82,1%</text:p>
          </table:table-cell>
          <table:table-cell office:value-type="float" office:value="18376" table:style-name="ce38">
            <text:p>18.376</text:p>
          </table:table-cell>
          <table:table-cell office:value-type="percentage" office:value="0.46735674864569293" table:style-name="ce39">
            <text:p>46,7%</text:p>
          </table:table-cell>
          <table:table-cell office:value-type="float" office:value="4239" table:style-name="ce38">
            <text:p>4.239</text:p>
          </table:table-cell>
          <table:table-cell office:value-type="percentage" office:value="0.13917525773195877" table:style-name="ce39">
            <text:p>13,9%</text:p>
          </table:table-cell>
          <table:table-cell office:value-type="float" office:value="361" table:style-name="ce38">
            <text:p>361</text:p>
          </table:table-cell>
          <table:table-cell office:value-type="percentage" office:value="1.4139119536268212E-2" table:style-name="ce39">
            <text:p>1,4%</text:p>
          </table:table-cell>
          <table:table-cell office:value-type="float" office:value="198220" table:style-name="ce38">
            <text:p>198.22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9803148219882383" table:style-name="ce39">
            <text:p>6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361" table:style-name="ce38">
            <text:p>372.361</text:p>
          </table:table-cell>
          <table:table-cell office:value-type="percentage" office:value="1" table:style-name="ce39">
            <text:p>100,0%</text:p>
          </table:table-cell>
          <table:table-cell office:value-type="float" office:value="507645" table:style-name="ce38">
            <text:p>507.645</text:p>
          </table:table-cell>
          <table:table-cell office:value-type="percentage" office:value="0.96495596685681484" table:style-name="ce39">
            <text:p>96,5%</text:p>
          </table:table-cell>
          <table:table-cell office:value-type="float" office:value="674377" table:style-name="ce38">
            <text:p>674.377</text:p>
          </table:table-cell>
          <table:table-cell office:value-type="percentage" office:value="0.95884394510061521" table:style-name="ce39">
            <text:p>95,9%</text:p>
          </table:table-cell>
          <table:table-cell office:value-type="float" office:value="906772" table:style-name="ce38">
            <text:p>906.772</text:p>
          </table:table-cell>
          <table:table-cell office:value-type="percentage" office:value="0.93214211185845153" table:style-name="ce39">
            <text:p>93,2%</text:p>
          </table:table-cell>
          <table:table-cell office:value-type="float" office:value="936092" table:style-name="ce38">
            <text:p>936.092</text:p>
          </table:table-cell>
          <table:table-cell office:value-type="percentage" office:value="0.80284329541643829" table:style-name="ce39">
            <text:p>80,3%</text:p>
          </table:table-cell>
          <table:table-cell office:value-type="float" office:value="564217" table:style-name="ce38">
            <text:p>564.217</text:p>
          </table:table-cell>
          <table:table-cell office:value-type="percentage" office:value="0.59413777852659955" table:style-name="ce39">
            <text:p>59,4%</text:p>
          </table:table-cell>
          <table:table-cell office:value-type="float" office:value="292212" table:style-name="ce38">
            <text:p>292.212</text:p>
          </table:table-cell>
          <table:table-cell office:value-type="percentage" office:value="0.39356476649045424" table:style-name="ce39">
            <text:p>39,4%</text:p>
          </table:table-cell>
          <table:table-cell office:value-type="float" office:value="42962" table:style-name="ce38">
            <text:p>42.962</text:p>
          </table:table-cell>
          <table:table-cell office:value-type="percentage" office:value="7.7612900195468459E-2" table:style-name="ce39">
            <text:p>7,8%</text:p>
          </table:table-cell>
          <table:table-cell office:value-type="float" office:value="4296638" table:style-name="ce38">
            <text:p>4.296.63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1874929427994971" table:style-name="ce39">
            <text:p>71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19" table:style-name="ce38">
            <text:p>73.519</text:p>
          </table:table-cell>
          <table:table-cell office:value-type="percentage" office:value="1" table:style-name="ce39">
            <text:p>100,0%</text:p>
          </table:table-cell>
          <table:table-cell office:value-type="float" office:value="102028" table:style-name="ce38">
            <text:p>102.028</text:p>
          </table:table-cell>
          <table:table-cell office:value-type="percentage" office:value="0.99153538907083649" table:style-name="ce39">
            <text:p>99,2%</text:p>
          </table:table-cell>
          <table:table-cell office:value-type="float" office:value="141182" table:style-name="ce38">
            <text:p>141.182</text:p>
          </table:table-cell>
          <table:table-cell office:value-type="percentage" office:value="0.96101668379745286" table:style-name="ce39">
            <text:p>96,1%</text:p>
          </table:table-cell>
          <table:table-cell office:value-type="float" office:value="198157" table:style-name="ce38">
            <text:p>198.157</text:p>
          </table:table-cell>
          <table:table-cell office:value-type="percentage" office:value="0.92919777169223838" table:style-name="ce39">
            <text:p>92,9%</text:p>
          </table:table-cell>
          <table:table-cell office:value-type="float" office:value="212188" table:style-name="ce38">
            <text:p>212.188</text:p>
          </table:table-cell>
          <table:table-cell office:value-type="percentage" office:value="0.83486978521150312" table:style-name="ce39">
            <text:p>83,5%</text:p>
          </table:table-cell>
          <table:table-cell office:value-type="float" office:value="127028" table:style-name="ce38">
            <text:p>127.028</text:p>
          </table:table-cell>
          <table:table-cell office:value-type="percentage" office:value="0.60778074955861883" table:style-name="ce39">
            <text:p>60,8%</text:p>
          </table:table-cell>
          <table:table-cell office:value-type="float" office:value="43811" table:style-name="ce38">
            <text:p>43.811</text:p>
          </table:table-cell>
          <table:table-cell office:value-type="percentage" office:value="0.25434838140355764" table:style-name="ce39">
            <text:p>25,4%</text:p>
          </table:table-cell>
          <table:table-cell office:value-type="float" office:value="1560" table:style-name="ce38">
            <text:p>1.560</text:p>
          </table:table-cell>
          <table:table-cell office:value-type="percentage" office:value="1.0994122373039029E-2" table:style-name="ce39">
            <text:p>1,1%</text:p>
          </table:table-cell>
          <table:table-cell office:value-type="float" office:value="899473" table:style-name="ce38">
            <text:p>899.47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8654881130751977" table:style-name="ce39">
            <text:p>6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97" table:style-name="ce38">
            <text:p>42.397</text:p>
          </table:table-cell>
          <table:table-cell office:value-type="percentage" office:value="1" table:style-name="ce39">
            <text:p>100,0%</text:p>
          </table:table-cell>
          <table:table-cell office:value-type="float" office:value="55683" table:style-name="ce38">
            <text:p>55.683</text:p>
          </table:table-cell>
          <table:table-cell office:value-type="percentage" office:value="0.99804631488385431" table:style-name="ce39">
            <text:p>99,8%</text:p>
          </table:table-cell>
          <table:table-cell office:value-type="float" office:value="69890" table:style-name="ce38">
            <text:p>69.890</text:p>
          </table:table-cell>
          <table:table-cell office:value-type="percentage" office:value="0.94645468826174095" table:style-name="ce39">
            <text:p>94,6%</text:p>
          </table:table-cell>
          <table:table-cell office:value-type="float" office:value="88241" table:style-name="ce38">
            <text:p>88.241</text:p>
          </table:table-cell>
          <table:table-cell office:value-type="percentage" office:value="0.91257989120317706" table:style-name="ce39">
            <text:p>91,3%</text:p>
          </table:table-cell>
          <table:table-cell office:value-type="float" office:value="89417" table:style-name="ce38">
            <text:p>89.417</text:p>
          </table:table-cell>
          <table:table-cell office:value-type="percentage" office:value="0.82791985333604934" table:style-name="ce39">
            <text:p>82,8%</text:p>
          </table:table-cell>
          <table:table-cell office:value-type="float" office:value="50014" table:style-name="ce38">
            <text:p>50.014</text:p>
          </table:table-cell>
          <table:table-cell office:value-type="percentage" office:value="0.61486827061383553" table:style-name="ce39">
            <text:p>61,5%</text:p>
          </table:table-cell>
          <table:table-cell office:value-type="float" office:value="23687" table:style-name="ce38">
            <text:p>23.687</text:p>
          </table:table-cell>
          <table:table-cell office:value-type="percentage" office:value="0.34768887518898528" table:style-name="ce39">
            <text:p>34,8%</text:p>
          </table:table-cell>
          <table:table-cell office:value-type="float" office:value="2337" table:style-name="ce38">
            <text:p>2.337</text:p>
          </table:table-cell>
          <table:table-cell office:value-type="percentage" office:value="4.1444988295381999E-2" table:style-name="ce39">
            <text:p>4,1%</text:p>
          </table:table-cell>
          <table:table-cell office:value-type="float" office:value="421666" table:style-name="ce38">
            <text:p>421.66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2531710455247578" table:style-name="ce39">
            <text:p>72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43" table:style-name="ce38">
            <text:p>163.643</text:p>
          </table:table-cell>
          <table:table-cell office:value-type="percentage" office:value="1" table:style-name="ce39">
            <text:p>100,0%</text:p>
          </table:table-cell>
          <table:table-cell office:value-type="float" office:value="212844" table:style-name="ce38">
            <text:p>212.844</text:p>
          </table:table-cell>
          <table:table-cell office:value-type="percentage" office:value="0.99888774691314575" table:style-name="ce39">
            <text:p>99,9%</text:p>
          </table:table-cell>
          <table:table-cell office:value-type="float" office:value="273114" table:style-name="ce38">
            <text:p>273.114</text:p>
          </table:table-cell>
          <table:table-cell office:value-type="percentage" office:value="0.97499277092949777" table:style-name="ce39">
            <text:p>97,5%</text:p>
          </table:table-cell>
          <table:table-cell office:value-type="float" office:value="309161" table:style-name="ce38">
            <text:p>309.161</text:p>
          </table:table-cell>
          <table:table-cell office:value-type="percentage" office:value="0.9093585742564938" table:style-name="ce39">
            <text:p>90,9%</text:p>
          </table:table-cell>
          <table:table-cell office:value-type="float" office:value="296521" table:style-name="ce38">
            <text:p>296.521</text:p>
          </table:table-cell>
          <table:table-cell office:value-type="percentage" office:value="0.81881794810194042" table:style-name="ce39">
            <text:p>81,9%</text:p>
          </table:table-cell>
          <table:table-cell office:value-type="float" office:value="147172" table:style-name="ce38">
            <text:p>147.172</text:p>
          </table:table-cell>
          <table:table-cell office:value-type="percentage" office:value="0.56486645198681218" table:style-name="ce39">
            <text:p>56,5%</text:p>
          </table:table-cell>
          <table:table-cell office:value-type="float" office:value="42006" table:style-name="ce38">
            <text:p>42.006</text:p>
          </table:table-cell>
          <table:table-cell office:value-type="percentage" office:value="0.20843133168596861" table:style-name="ce39">
            <text:p>20,8%</text:p>
          </table:table-cell>
          <table:table-cell office:value-type="float" office:value="5558" table:style-name="ce38">
            <text:p>5.558</text:p>
          </table:table-cell>
          <table:table-cell office:value-type="percentage" office:value="3.2964425939764896E-2" table:style-name="ce39">
            <text:p>3,3%</text:p>
          </table:table-cell>
          <table:table-cell office:value-type="float" office:value="1450019" table:style-name="ce38">
            <text:p>1.450.019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3087734879479904" table:style-name="ce39">
            <text:p>73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3" table:style-name="ce38">
            <text:p>2.373</text:p>
          </table:table-cell>
          <table:table-cell office:value-type="percentage" office:value="0.91094049904030705" table:style-name="ce39">
            <text:p>91,1%</text:p>
          </table:table-cell>
          <table:table-cell office:value-type="float" office:value="3816" table:style-name="ce38">
            <text:p>3.816</text:p>
          </table:table-cell>
          <table:table-cell office:value-type="percentage" office:value="0.88374247336729972" table:style-name="ce39">
            <text:p>88,4%</text:p>
          </table:table-cell>
          <table:table-cell office:value-type="float" office:value="7297" table:style-name="ce38">
            <text:p>7.297</text:p>
          </table:table-cell>
          <table:table-cell office:value-type="percentage" office:value="0.92872597683594249" table:style-name="ce39">
            <text:p>92,9%</text:p>
          </table:table-cell>
          <table:table-cell office:value-type="float" office:value="9745" table:style-name="ce38">
            <text:p>9.745</text:p>
          </table:table-cell>
          <table:table-cell office:value-type="percentage" office:value="0.84328487365870541" table:style-name="ce39">
            <text:p>84,3%</text:p>
          </table:table-cell>
          <table:table-cell office:value-type="float" office:value="9803" table:style-name="ce38">
            <text:p>9.803</text:p>
          </table:table-cell>
          <table:table-cell office:value-type="percentage" office:value="0.77543110267362758" table:style-name="ce39">
            <text:p>77,5%</text:p>
          </table:table-cell>
          <table:table-cell office:value-type="float" office:value="7406" table:style-name="ce38">
            <text:p>7.406</text:p>
          </table:table-cell>
          <table:table-cell office:value-type="percentage" office:value="0.6226668908693459" table:style-name="ce39">
            <text:p>62,3%</text:p>
          </table:table-cell>
          <table:table-cell office:value-type="float" office:value="6436" table:style-name="ce38">
            <text:p>6.436</text:p>
          </table:table-cell>
          <table:table-cell office:value-type="percentage" office:value="0.5868514634813532" table:style-name="ce39">
            <text:p>58,7%</text:p>
          </table:table-cell>
          <table:table-cell office:value-type="float" office:value="2798" table:style-name="ce38">
            <text:p>2.798</text:p>
          </table:table-cell>
          <table:table-cell office:value-type="percentage" office:value="0.30659653736576814" table:style-name="ce39">
            <text:p>30,7%</text:p>
          </table:table-cell>
          <table:table-cell office:value-type="float" office:value="49674" table:style-name="ce38">
            <text:p>49.67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999788628196999" table:style-name="ce39">
            <text:p>70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3" table:style-name="ce38">
            <text:p>1.983</text:p>
          </table:table-cell>
          <table:table-cell office:value-type="percentage" office:value="0.84418901660280976" table:style-name="ce39">
            <text:p>84,4%</text:p>
          </table:table-cell>
          <table:table-cell office:value-type="float" office:value="3256" table:style-name="ce38">
            <text:p>3.256</text:p>
          </table:table-cell>
          <table:table-cell office:value-type="percentage" office:value="0.86872998932764145" table:style-name="ce39">
            <text:p>86,9%</text:p>
          </table:table-cell>
          <table:table-cell office:value-type="float" office:value="6894" table:style-name="ce38">
            <text:p>6.894</text:p>
          </table:table-cell>
          <table:table-cell office:value-type="percentage" office:value="0.88079724032196238" table:style-name="ce39">
            <text:p>88,1%</text:p>
          </table:table-cell>
          <table:table-cell office:value-type="float" office:value="9202" table:style-name="ce38">
            <text:p>9.202</text:p>
          </table:table-cell>
          <table:table-cell office:value-type="percentage" office:value="0.81440835472165674" table:style-name="ce39">
            <text:p>81,4%</text:p>
          </table:table-cell>
          <table:table-cell office:value-type="float" office:value="9321" table:style-name="ce38">
            <text:p>9.321</text:p>
          </table:table-cell>
          <table:table-cell office:value-type="percentage" office:value="0.77662056323946005" table:style-name="ce39">
            <text:p>77,7%</text:p>
          </table:table-cell>
          <table:table-cell office:value-type="float" office:value="7419" table:style-name="ce38">
            <text:p>7.419</text:p>
          </table:table-cell>
          <table:table-cell office:value-type="percentage" office:value="0.61147284266051261" table:style-name="ce39">
            <text:p>61,1%</text:p>
          </table:table-cell>
          <table:table-cell office:value-type="float" office:value="6747" table:style-name="ce38">
            <text:p>6.747</text:p>
          </table:table-cell>
          <table:table-cell office:value-type="percentage" office:value="0.56248436848686956" table:style-name="ce39">
            <text:p>56,2%</text:p>
          </table:table-cell>
          <table:table-cell office:value-type="float" office:value="2987" table:style-name="ce38">
            <text:p>2.987</text:p>
          </table:table-cell>
          <table:table-cell office:value-type="percentage" office:value="0.3119908084395237" table:style-name="ce39">
            <text:p>31,2%</text:p>
          </table:table-cell>
          <table:table-cell office:value-type="float" office:value="47809" table:style-name="ce38">
            <text:p>47.80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7405924401144834" table:style-name="ce39">
            <text:p>67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62" table:style-name="ce38">
            <text:p>3.462</text:p>
          </table:table-cell>
          <table:table-cell office:value-type="string" table:style-name="ce39">
            <text:p>-</text:p>
          </table:table-cell>
          <table:table-cell office:value-type="float" office:value="9320" table:style-name="ce38">
            <text:p>9.320</text:p>
          </table:table-cell>
          <table:table-cell office:value-type="string" table:style-name="ce39">
            <text:p>-</text:p>
          </table:table-cell>
          <table:table-cell office:value-type="float" office:value="21308" table:style-name="ce38">
            <text:p>21.308</text:p>
          </table:table-cell>
          <table:table-cell office:value-type="string" table:style-name="ce39">
            <text:p>-</text:p>
          </table:table-cell>
          <table:table-cell office:value-type="float" office:value="30156" table:style-name="ce38">
            <text:p>30.156</text:p>
          </table:table-cell>
          <table:table-cell office:value-type="string" table:style-name="ce39">
            <text:p>-</text:p>
          </table:table-cell>
          <table:table-cell office:value-type="float" office:value="23046" table:style-name="ce38">
            <text:p>23.046</text:p>
          </table:table-cell>
          <table:table-cell office:value-type="string" table:style-name="ce39">
            <text:p>-</text:p>
          </table:table-cell>
          <table:table-cell office:value-type="float" office:value="916" table:style-name="ce38">
            <text:p>916</text:p>
          </table:table-cell>
          <table:table-cell office:value-type="string" table:style-name="ce39">
            <text:p>-</text:p>
          </table:table-cell>
          <table:table-cell office:value-type="float" office:value="88257" table:style-name="ce38">
            <text:p>88.25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10" table:style-name="ce41">
            <text:p>110</text:p>
          </table:table-cell>
          <table:table-cell office:value-type="string" table:style-name="ce42">
            <text:p>-</text:p>
          </table:table-cell>
          <table:table-cell office:value-type="float" office:value="355" table:style-name="ce41">
            <text:p>355</text:p>
          </table:table-cell>
          <table:table-cell office:value-type="string" table:style-name="ce42">
            <text:p>-</text:p>
          </table:table-cell>
          <table:table-cell office:value-type="float" office:value="675" table:style-name="ce41">
            <text:p>675</text:p>
          </table:table-cell>
          <table:table-cell office:value-type="string" table:style-name="ce42">
            <text:p>-</text:p>
          </table:table-cell>
          <table:table-cell office:value-type="float" office:value="714" table:style-name="ce41">
            <text:p>714</text:p>
          </table:table-cell>
          <table:table-cell office:value-type="string" table:style-name="ce42">
            <text:p>-</text:p>
          </table:table-cell>
          <table:table-cell office:value-type="float" office:value="596" table:style-name="ce41">
            <text:p>596</text:p>
          </table:table-cell>
          <table:table-cell office:value-type="string" table:style-name="ce42">
            <text:p>-</text:p>
          </table:table-cell>
          <table:table-cell office:value-type="float" office:value="56" table:style-name="ce41">
            <text:p>56</text:p>
          </table:table-cell>
          <table:table-cell office:value-type="string" table:style-name="ce42">
            <text:p>-</text:p>
          </table:table-cell>
          <table:table-cell office:value-type="float" office:value="2540" table:style-name="ce41">
            <text:p>2.54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3748" table:style-name="ce45">
            <text:p>2.923.748</text:p>
          </table:table-cell>
          <table:table-cell office:value-type="percentage" office:value="1" table:style-name="ce46">
            <text:p>100,0%</text:p>
          </table:table-cell>
          <table:table-cell office:value-type="float" office:value="3914095" table:style-name="ce45">
            <text:p>3.914.095</text:p>
          </table:table-cell>
          <table:table-cell office:value-type="percentage" office:value="0.98839659650332257" table:style-name="ce46">
            <text:p>98,8%</text:p>
          </table:table-cell>
          <table:table-cell office:value-type="float" office:value="5121077" table:style-name="ce45">
            <text:p>5.121.077</text:p>
          </table:table-cell>
          <table:table-cell office:value-type="percentage" office:value="0.95954476927614196" table:style-name="ce46">
            <text:p>96,0%</text:p>
          </table:table-cell>
          <table:table-cell office:value-type="float" office:value="6394324" table:style-name="ce45">
            <text:p>6.394.324</text:p>
          </table:table-cell>
          <table:table-cell office:value-type="percentage" office:value="0.90914912560323691" table:style-name="ce46">
            <text:p>90,9%</text:p>
          </table:table-cell>
          <table:table-cell office:value-type="float" office:value="6391866" table:style-name="ce45">
            <text:p>6.391.866</text:p>
          </table:table-cell>
          <table:table-cell office:value-type="percentage" office:value="0.80994412256769333" table:style-name="ce46">
            <text:p>81,0%</text:p>
          </table:table-cell>
          <table:table-cell office:value-type="float" office:value="3528007" table:style-name="ce45">
            <text:p>3.528.007</text:p>
          </table:table-cell>
          <table:table-cell office:value-type="percentage" office:value="0.56625662898531604" table:style-name="ce46">
            <text:p>56,6%</text:p>
          </table:table-cell>
          <table:table-cell office:value-type="float" office:value="1468650" table:style-name="ce45">
            <text:p>1.468.650</text:p>
          </table:table-cell>
          <table:table-cell office:value-type="percentage" office:value="0.29701858982655965" table:style-name="ce46">
            <text:p>29,7%</text:p>
          </table:table-cell>
          <table:table-cell office:value-type="float" office:value="214712" table:style-name="ce45">
            <text:p>214.712</text:p>
          </table:table-cell>
          <table:table-cell office:value-type="percentage" office:value="5.5214537764170207E-2" table:style-name="ce46">
            <text:p>5,5%</text:p>
          </table:table-cell>
          <table:table-cell office:value-type="float" office:value="29956479" table:style-name="ce45">
            <text:p>29.956.479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1122037134672944" table:style-name="ce46">
            <text:p>71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192" table:style-name="ce35">
            <text:p>425.192</text:p>
          </table:table-cell>
          <table:table-cell office:value-type="percentage" office:value="1" table:style-name="ce36">
            <text:p>100,0%</text:p>
          </table:table-cell>
          <table:table-cell office:value-type="float" office:value="642645" table:style-name="ce35">
            <text:p>642.645</text:p>
          </table:table-cell>
          <table:table-cell office:value-type="percentage" office:value="0.98810543358431446" table:style-name="ce36">
            <text:p>98,8%</text:p>
          </table:table-cell>
          <table:table-cell office:value-type="float" office:value="739496" table:style-name="ce35">
            <text:p>739.496</text:p>
          </table:table-cell>
          <table:table-cell office:value-type="percentage" office:value="0.80718050705836508" table:style-name="ce36">
            <text:p>80,7%</text:p>
          </table:table-cell>
          <table:table-cell office:value-type="float" office:value="1095469" table:style-name="ce35">
            <text:p>1.095.469</text:p>
          </table:table-cell>
          <table:table-cell office:value-type="percentage" office:value="0.86596902343913662" table:style-name="ce36">
            <text:p>86,6%</text:p>
          </table:table-cell>
          <table:table-cell office:value-type="float" office:value="1010241" table:style-name="ce35">
            <text:p>1.010.241</text:p>
          </table:table-cell>
          <table:table-cell office:value-type="percentage" office:value="0.72935585085415355" table:style-name="ce36">
            <text:p>72,9%</text:p>
          </table:table-cell>
          <table:table-cell office:value-type="float" office:value="327949" table:style-name="ce35">
            <text:p>327.949</text:p>
          </table:table-cell>
          <table:table-cell office:value-type="percentage" office:value="0.28761981271985948" table:style-name="ce36">
            <text:p>28,8%</text:p>
          </table:table-cell>
          <table:table-cell office:value-type="float" office:value="105246" table:style-name="ce35">
            <text:p>105.246</text:p>
          </table:table-cell>
          <table:table-cell office:value-type="percentage" office:value="0.11332957168946625" table:style-name="ce36">
            <text:p>11,3%</text:p>
          </table:table-cell>
          <table:table-cell office:value-type="float" office:value="5516" table:style-name="ce35">
            <text:p>5.516</text:p>
          </table:table-cell>
          <table:table-cell office:value-type="percentage" office:value="7.3262700439762152E-3" table:style-name="ce36">
            <text:p>0,7%</text:p>
          </table:table-cell>
          <table:table-cell office:value-type="float" office:value="4351754" table:style-name="ce35">
            <text:p>4.351.754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8397324199289447" table:style-name="ce36">
            <text:p>58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159" table:style-name="ce38">
            <text:p>99.159</text:p>
          </table:table-cell>
          <table:table-cell office:value-type="percentage" office:value="1" table:style-name="ce39">
            <text:p>100,0%</text:p>
          </table:table-cell>
          <table:table-cell office:value-type="float" office:value="117317" table:style-name="ce38">
            <text:p>117.317</text:p>
          </table:table-cell>
          <table:table-cell office:value-type="percentage" office:value="0.98623008700769199" table:style-name="ce39">
            <text:p>98,6%</text:p>
          </table:table-cell>
          <table:table-cell office:value-type="float" office:value="110328" table:style-name="ce38">
            <text:p>110.328</text:p>
          </table:table-cell>
          <table:table-cell office:value-type="percentage" office:value="0.70557086853364204" table:style-name="ce39">
            <text:p>70,6%</text:p>
          </table:table-cell>
          <table:table-cell office:value-type="float" office:value="171539" table:style-name="ce38">
            <text:p>171.539</text:p>
          </table:table-cell>
          <table:table-cell office:value-type="percentage" office:value="0.86519625150050938" table:style-name="ce39">
            <text:p>86,5%</text:p>
          </table:table-cell>
          <table:table-cell office:value-type="float" office:value="149783" table:style-name="ce38">
            <text:p>149.783</text:p>
          </table:table-cell>
          <table:table-cell office:value-type="percentage" office:value="0.69684986252169179" table:style-name="ce39">
            <text:p>69,7%</text:p>
          </table:table-cell>
          <table:table-cell office:value-type="float" office:value="34173" table:style-name="ce38">
            <text:p>34.173</text:p>
          </table:table-cell>
          <table:table-cell office:value-type="percentage" office:value="0.20800920346225485" table:style-name="ce39">
            <text:p>20,8%</text:p>
          </table:table-cell>
          <table:table-cell office:value-type="float" office:value="25456" table:style-name="ce38">
            <text:p>25.456</text:p>
          </table:table-cell>
          <table:table-cell office:value-type="percentage" office:value="0.19521322689243181" table:style-name="ce39">
            <text:p>19,5%</text:p>
          </table:table-cell>
          <table:table-cell office:value-type="float" office:value="6044" table:style-name="ce38">
            <text:p>6.044</text:p>
          </table:table-cell>
          <table:table-cell office:value-type="percentage" office:value="5.8617579454751767E-2" table:style-name="ce39">
            <text:p>5,9%</text:p>
          </table:table-cell>
          <table:table-cell office:value-type="float" office:value="713799" table:style-name="ce38">
            <text:p>713.79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0229391781857577" table:style-name="ce39">
            <text:p>60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459" table:style-name="ce38">
            <text:p>87.459</text:p>
          </table:table-cell>
          <table:table-cell office:value-type="percentage" office:value="0.99582128299136929" table:style-name="ce39">
            <text:p>99,6%</text:p>
          </table:table-cell>
          <table:table-cell office:value-type="float" office:value="112595" table:style-name="ce38">
            <text:p>112.595</text:p>
          </table:table-cell>
          <table:table-cell office:value-type="percentage" office:value="1" table:style-name="ce39">
            <text:p>100,0%</text:p>
          </table:table-cell>
          <table:table-cell office:value-type="float" office:value="123522" table:style-name="ce38">
            <text:p>123.522</text:p>
          </table:table-cell>
          <table:table-cell office:value-type="percentage" office:value="0.82539491620559702" table:style-name="ce39">
            <text:p>82,5%</text:p>
          </table:table-cell>
          <table:table-cell office:value-type="float" office:value="143827" table:style-name="ce38">
            <text:p>143.827</text:p>
          </table:table-cell>
          <table:table-cell office:value-type="percentage" office:value="0.88430016293153801" table:style-name="ce39">
            <text:p>88,4%</text:p>
          </table:table-cell>
          <table:table-cell office:value-type="float" office:value="130123" table:style-name="ce38">
            <text:p>130.123</text:p>
          </table:table-cell>
          <table:table-cell office:value-type="percentage" office:value="0.77921230231207295" table:style-name="ce39">
            <text:p>77,9%</text:p>
          </table:table-cell>
          <table:table-cell office:value-type="float" office:value="40812" table:style-name="ce38">
            <text:p>40.812</text:p>
          </table:table-cell>
          <table:table-cell office:value-type="percentage" office:value="0.35658928274982304" table:style-name="ce39">
            <text:p>35,7%</text:p>
          </table:table-cell>
          <table:table-cell office:value-type="float" office:value="10238" table:style-name="ce38">
            <text:p>10.238</text:p>
          </table:table-cell>
          <table:table-cell office:value-type="percentage" office:value="0.12941310310829088" table:style-name="ce39">
            <text:p>12,9%</text:p>
          </table:table-cell>
          <table:table-cell office:value-type="float" office:value="583" table:style-name="ce38">
            <text:p>583</text:p>
          </table:table-cell>
          <table:table-cell office:value-type="percentage" office:value="9.1093749999999994E-3" table:style-name="ce39">
            <text:p>0,9%</text:p>
          </table:table-cell>
          <table:table-cell office:value-type="float" office:value="649159" table:style-name="ce38">
            <text:p>649.15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9508537605187559" table:style-name="ce39">
            <text:p>6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194" table:style-name="ce38">
            <text:p>50.194</text:p>
          </table:table-cell>
          <table:table-cell office:value-type="percentage" office:value="1" table:style-name="ce39">
            <text:p>100,0%</text:p>
          </table:table-cell>
          <table:table-cell office:value-type="float" office:value="77375" table:style-name="ce38">
            <text:p>77.375</text:p>
          </table:table-cell>
          <table:table-cell office:value-type="percentage" office:value="0.96098912017487204" table:style-name="ce39">
            <text:p>96,1%</text:p>
          </table:table-cell>
          <table:table-cell office:value-type="float" office:value="89616" table:style-name="ce38">
            <text:p>89.616</text:p>
          </table:table-cell>
          <table:table-cell office:value-type="percentage" office:value="0.76443944007984233" table:style-name="ce39">
            <text:p>76,4%</text:p>
          </table:table-cell>
          <table:table-cell office:value-type="float" office:value="136130" table:style-name="ce38">
            <text:p>136.130</text:p>
          </table:table-cell>
          <table:table-cell office:value-type="percentage" office:value="0.82106431358830378" table:style-name="ce39">
            <text:p>82,1%</text:p>
          </table:table-cell>
          <table:table-cell office:value-type="float" office:value="138914" table:style-name="ce38">
            <text:p>138.914</text:p>
          </table:table-cell>
          <table:table-cell office:value-type="percentage" office:value="0.67377723454203287" table:style-name="ce39">
            <text:p>67,4%</text:p>
          </table:table-cell>
          <table:table-cell office:value-type="float" office:value="56534" table:style-name="ce38">
            <text:p>56.534</text:p>
          </table:table-cell>
          <table:table-cell office:value-type="percentage" office:value="0.31030754115277159" table:style-name="ce39">
            <text:p>31,0%</text:p>
          </table:table-cell>
          <table:table-cell office:value-type="float" office:value="17641" table:style-name="ce38">
            <text:p>17.641</text:p>
          </table:table-cell>
          <table:table-cell office:value-type="percentage" office:value="0.12788708297690335" table:style-name="ce39">
            <text:p>12,8%</text:p>
          </table:table-cell>
          <table:table-cell office:value-type="float" office:value="2777" table:style-name="ce38">
            <text:p>2.777</text:p>
          </table:table-cell>
          <table:table-cell office:value-type="percentage" office:value="2.9084625052366989E-2" table:style-name="ce39">
            <text:p>2,9%</text:p>
          </table:table-cell>
          <table:table-cell office:value-type="float" office:value="569181" table:style-name="ce38">
            <text:p>569.18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5000401017715317" table:style-name="ce39">
            <text:p>5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839" table:style-name="ce38">
            <text:p>89.839</text:p>
          </table:table-cell>
          <table:table-cell office:value-type="percentage" office:value="0.99560042555077799" table:style-name="ce39">
            <text:p>99,6%</text:p>
          </table:table-cell>
          <table:table-cell office:value-type="float" office:value="145798" table:style-name="ce38">
            <text:p>145.798</text:p>
          </table:table-cell>
          <table:table-cell office:value-type="percentage" office:value="0.94348706731982579" table:style-name="ce39">
            <text:p>94,3%</text:p>
          </table:table-cell>
          <table:table-cell office:value-type="float" office:value="166040" table:style-name="ce38">
            <text:p>166.040</text:p>
          </table:table-cell>
          <table:table-cell office:value-type="percentage" office:value="0.70627669167815155" table:style-name="ce39">
            <text:p>70,6%</text:p>
          </table:table-cell>
          <table:table-cell office:value-type="float" office:value="279946" table:style-name="ce38">
            <text:p>279.946</text:p>
          </table:table-cell>
          <table:table-cell office:value-type="percentage" office:value="0.79867736339982653" table:style-name="ce39">
            <text:p>79,9%</text:p>
          </table:table-cell>
          <table:table-cell office:value-type="float" office:value="232830" table:style-name="ce38">
            <text:p>232.830</text:p>
          </table:table-cell>
          <table:table-cell office:value-type="percentage" office:value="0.60019488353388806" table:style-name="ce39">
            <text:p>60,0%</text:p>
          </table:table-cell>
          <table:table-cell office:value-type="float" office:value="87402" table:style-name="ce38">
            <text:p>87.402</text:p>
          </table:table-cell>
          <table:table-cell office:value-type="percentage" office:value="0.28109502338116771" table:style-name="ce39">
            <text:p>28,1%</text:p>
          </table:table-cell>
          <table:table-cell office:value-type="float" office:value="32502" table:style-name="ce38">
            <text:p>32.502</text:p>
          </table:table-cell>
          <table:table-cell office:value-type="percentage" office:value="0.12910529577196245" table:style-name="ce39">
            <text:p>12,9%</text:p>
          </table:table-cell>
          <table:table-cell office:value-type="float" office:value="1522" table:style-name="ce38">
            <text:p>1.522</text:p>
          </table:table-cell>
          <table:table-cell office:value-type="percentage" office:value="8.4651023098271938E-3" table:style-name="ce39">
            <text:p>0,8%</text:p>
          </table:table-cell>
          <table:table-cell office:value-type="float" office:value="1035879" table:style-name="ce38">
            <text:p>1.035.879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2830106886362227" table:style-name="ce39">
            <text:p>5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32" table:style-name="ce38">
            <text:p>41.732</text:p>
          </table:table-cell>
          <table:table-cell office:value-type="percentage" office:value="1" table:style-name="ce39">
            <text:p>100,0%</text:p>
          </table:table-cell>
          <table:table-cell office:value-type="float" office:value="55359" table:style-name="ce38">
            <text:p>55.359</text:p>
          </table:table-cell>
          <table:table-cell office:value-type="percentage" office:value="1" table:style-name="ce39">
            <text:p>100,0%</text:p>
          </table:table-cell>
          <table:table-cell office:value-type="float" office:value="62587" table:style-name="ce38">
            <text:p>62.587</text:p>
          </table:table-cell>
          <table:table-cell office:value-type="percentage" office:value="0.80919257870579875" table:style-name="ce39">
            <text:p>80,9%</text:p>
          </table:table-cell>
          <table:table-cell office:value-type="float" office:value="76300" table:style-name="ce38">
            <text:p>76.300</text:p>
          </table:table-cell>
          <table:table-cell office:value-type="percentage" office:value="0.84811702458761284" table:style-name="ce39">
            <text:p>84,8%</text:p>
          </table:table-cell>
          <table:table-cell office:value-type="float" office:value="60696" table:style-name="ce38">
            <text:p>60.696</text:p>
          </table:table-cell>
          <table:table-cell office:value-type="percentage" office:value="0.62081027728625637" table:style-name="ce39">
            <text:p>62,1%</text:p>
          </table:table-cell>
          <table:table-cell office:value-type="float" office:value="9368" table:style-name="ce38">
            <text:p>9.368</text:p>
          </table:table-cell>
          <table:table-cell office:value-type="percentage" office:value="0.13293034211683907" table:style-name="ce39">
            <text:p>13,3%</text:p>
          </table:table-cell>
          <table:table-cell office:value-type="float" office:value="5205" table:style-name="ce38">
            <text:p>5.205</text:p>
          </table:table-cell>
          <table:table-cell office:value-type="percentage" office:value="0.10305910305910305" table:style-name="ce39">
            <text:p>10,3%</text:p>
          </table:table-cell>
          <table:table-cell office:value-type="float" office:value="178" table:style-name="ce38">
            <text:p>178</text:p>
          </table:table-cell>
          <table:table-cell office:value-type="percentage" office:value="4.0488592680208357E-3" table:style-name="ce39">
            <text:p>0,4%</text:p>
          </table:table-cell>
          <table:table-cell office:value-type="float" office:value="311425" table:style-name="ce38">
            <text:p>311.425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9417851017024503" table:style-name="ce39">
            <text:p>59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743" table:style-name="ce38">
            <text:p>225.743</text:p>
          </table:table-cell>
          <table:table-cell office:value-type="percentage" office:value="1" table:style-name="ce39">
            <text:p>100,0%</text:p>
          </table:table-cell>
          <table:table-cell office:value-type="float" office:value="247281" table:style-name="ce38">
            <text:p>247.281</text:p>
          </table:table-cell>
          <table:table-cell office:value-type="percentage" office:value="1" table:style-name="ce39">
            <text:p>100,0%</text:p>
          </table:table-cell>
          <table:table-cell office:value-type="float" office:value="292191" table:style-name="ce38">
            <text:p>292.191</text:p>
          </table:table-cell>
          <table:table-cell office:value-type="percentage" office:value="0.91718119752020721" table:style-name="ce39">
            <text:p>91,7%</text:p>
          </table:table-cell>
          <table:table-cell office:value-type="float" office:value="332082" table:style-name="ce38">
            <text:p>332.082</text:p>
          </table:table-cell>
          <table:table-cell office:value-type="percentage" office:value="0.87120613891257292" table:style-name="ce39">
            <text:p>87,1%</text:p>
          </table:table-cell>
          <table:table-cell office:value-type="float" office:value="231048" table:style-name="ce38">
            <text:p>231.048</text:p>
          </table:table-cell>
          <table:table-cell office:value-type="percentage" office:value="0.6359615199350408" table:style-name="ce39">
            <text:p>63,6%</text:p>
          </table:table-cell>
          <table:table-cell office:value-type="float" office:value="47446" table:style-name="ce38">
            <text:p>47.446</text:p>
          </table:table-cell>
          <table:table-cell office:value-type="percentage" office:value="0.17718077697239928" table:style-name="ce39">
            <text:p>17,7%</text:p>
          </table:table-cell>
          <table:table-cell office:value-type="float" office:value="25115" table:style-name="ce38">
            <text:p>25.115</text:p>
          </table:table-cell>
          <table:table-cell office:value-type="percentage" office:value="0.11902505142033876" table:style-name="ce39">
            <text:p>11,9%</text:p>
          </table:table-cell>
          <table:table-cell office:value-type="float" office:value="1064" table:style-name="ce38">
            <text:p>1.064</text:p>
          </table:table-cell>
          <table:table-cell office:value-type="percentage" office:value="6.4351465447375746E-3" table:style-name="ce39">
            <text:p>0,6%</text:p>
          </table:table-cell>
          <table:table-cell office:value-type="float" office:value="1401970" table:style-name="ce38">
            <text:p>1.401.970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4421278224544665" table:style-name="ce39">
            <text:p>6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69" table:style-name="ce38">
            <text:p>135.369</text:p>
          </table:table-cell>
          <table:table-cell office:value-type="percentage" office:value="1" table:style-name="ce39">
            <text:p>100,0%</text:p>
          </table:table-cell>
          <table:table-cell office:value-type="float" office:value="155920" table:style-name="ce38">
            <text:p>155.920</text:p>
          </table:table-cell>
          <table:table-cell office:value-type="percentage" office:value="0.98000641102192942" table:style-name="ce39">
            <text:p>98,0%</text:p>
          </table:table-cell>
          <table:table-cell office:value-type="float" office:value="162743" table:style-name="ce38">
            <text:p>162.743</text:p>
          </table:table-cell>
          <table:table-cell office:value-type="percentage" office:value="0.74501016278771681" table:style-name="ce39">
            <text:p>74,5%</text:p>
          </table:table-cell>
          <table:table-cell office:value-type="float" office:value="251502" table:style-name="ce38">
            <text:p>251.502</text:p>
          </table:table-cell>
          <table:table-cell office:value-type="percentage" office:value="0.81795120301289848" table:style-name="ce39">
            <text:p>81,8%</text:p>
          </table:table-cell>
          <table:table-cell office:value-type="float" office:value="228801" table:style-name="ce38">
            <text:p>228.801</text:p>
          </table:table-cell>
          <table:table-cell office:value-type="percentage" office:value="0.69206757308570654" table:style-name="ce39">
            <text:p>69,2%</text:p>
          </table:table-cell>
          <table:table-cell office:value-type="float" office:value="72117" table:style-name="ce38">
            <text:p>72.117</text:p>
          </table:table-cell>
          <table:table-cell office:value-type="percentage" office:value="0.27121748319863409" table:style-name="ce39">
            <text:p>27,1%</text:p>
          </table:table-cell>
          <table:table-cell office:value-type="float" office:value="19249" table:style-name="ce38">
            <text:p>19.249</text:p>
          </table:table-cell>
          <table:table-cell office:value-type="percentage" office:value="8.8262131515115388E-2" table:style-name="ce39">
            <text:p>8,8%</text:p>
          </table:table-cell>
          <table:table-cell office:value-type="float" office:value="765" table:style-name="ce38">
            <text:p>765</text:p>
          </table:table-cell>
          <table:table-cell office:value-type="percentage" office:value="4.3972593290874393E-3" table:style-name="ce39">
            <text:p>0,4%</text:p>
          </table:table-cell>
          <table:table-cell office:value-type="float" office:value="1026466" table:style-name="ce38">
            <text:p>1.026.46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6748953993401097" table:style-name="ce39">
            <text:p>5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583" table:style-name="ce38">
            <text:p>448.583</text:p>
          </table:table-cell>
          <table:table-cell office:value-type="percentage" office:value="1" table:style-name="ce39">
            <text:p>100,0%</text:p>
          </table:table-cell>
          <table:table-cell office:value-type="float" office:value="604300" table:style-name="ce38">
            <text:p>604.300</text:p>
          </table:table-cell>
          <table:table-cell office:value-type="percentage" office:value="0.95121613368340863" table:style-name="ce39">
            <text:p>95,1%</text:p>
          </table:table-cell>
          <table:table-cell office:value-type="float" office:value="711485" table:style-name="ce38">
            <text:p>711.485</text:p>
          </table:table-cell>
          <table:table-cell office:value-type="percentage" office:value="0.84944912987831667" table:style-name="ce39">
            <text:p>84,9%</text:p>
          </table:table-cell>
          <table:table-cell office:value-type="float" office:value="897460" table:style-name="ce38">
            <text:p>897.460</text:p>
          </table:table-cell>
          <table:table-cell office:value-type="percentage" office:value="0.82201542435289165" table:style-name="ce39">
            <text:p>82,2%</text:p>
          </table:table-cell>
          <table:table-cell office:value-type="float" office:value="925814" table:style-name="ce38">
            <text:p>925.814</text:p>
          </table:table-cell>
          <table:table-cell office:value-type="percentage" office:value="0.70310270323636515" table:style-name="ce39">
            <text:p>70,3%</text:p>
          </table:table-cell>
          <table:table-cell office:value-type="float" office:value="311227" table:style-name="ce38">
            <text:p>311.227</text:p>
          </table:table-cell>
          <table:table-cell office:value-type="percentage" office:value="0.29792409338229381" table:style-name="ce39">
            <text:p>29,8%</text:p>
          </table:table-cell>
          <table:table-cell office:value-type="float" office:value="142546" table:style-name="ce38">
            <text:p>142.546</text:p>
          </table:table-cell>
          <table:table-cell office:value-type="percentage" office:value="0.16991304451477171" table:style-name="ce39">
            <text:p>17,0%</text:p>
          </table:table-cell>
          <table:table-cell office:value-type="float" office:value="17662" table:style-name="ce38">
            <text:p>17.662</text:p>
          </table:table-cell>
          <table:table-cell office:value-type="percentage" office:value="2.6916969181579053E-2" table:style-name="ce39">
            <text:p>2,7%</text:p>
          </table:table-cell>
          <table:table-cell office:value-type="float" office:value="4059077" table:style-name="ce38">
            <text:p>4.059.07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9098198114251432" table:style-name="ce39">
            <text:p>5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286" table:style-name="ce38">
            <text:p>291.286</text:p>
          </table:table-cell>
          <table:table-cell office:value-type="percentage" office:value="1" table:style-name="ce39">
            <text:p>100,0%</text:p>
          </table:table-cell>
          <table:table-cell office:value-type="float" office:value="427279" table:style-name="ce38">
            <text:p>427.279</text:p>
          </table:table-cell>
          <table:table-cell office:value-type="percentage" office:value="0.97583028442751374" table:style-name="ce39">
            <text:p>97,6%</text:p>
          </table:table-cell>
          <table:table-cell office:value-type="float" office:value="498191" table:style-name="ce38">
            <text:p>498.191</text:p>
          </table:table-cell>
          <table:table-cell office:value-type="percentage" office:value="0.85787322119822018" table:style-name="ce39">
            <text:p>85,8%</text:p>
          </table:table-cell>
          <table:table-cell office:value-type="float" office:value="647375" table:style-name="ce38">
            <text:p>647.375</text:p>
          </table:table-cell>
          <table:table-cell office:value-type="percentage" office:value="0.86048882544189154" table:style-name="ce39">
            <text:p>86,0%</text:p>
          </table:table-cell>
          <table:table-cell office:value-type="float" office:value="477663" table:style-name="ce38">
            <text:p>477.663</text:p>
          </table:table-cell>
          <table:table-cell office:value-type="percentage" office:value="0.56090856141702328" table:style-name="ce39">
            <text:p>56,1%</text:p>
          </table:table-cell>
          <table:table-cell office:value-type="float" office:value="75893" table:style-name="ce38">
            <text:p>75.893</text:p>
          </table:table-cell>
          <table:table-cell office:value-type="percentage" office:value="0.1169818068034509" table:style-name="ce39">
            <text:p>11,7%</text:p>
          </table:table-cell>
          <table:table-cell office:value-type="float" office:value="50256" table:style-name="ce38">
            <text:p>50.256</text:p>
          </table:table-cell>
          <table:table-cell office:value-type="percentage" office:value="9.7371572057985842E-2" table:style-name="ce39">
            <text:p>9,7%</text:p>
          </table:table-cell>
          <table:table-cell office:value-type="float" office:value="2160" table:style-name="ce38">
            <text:p>2.160</text:p>
          </table:table-cell>
          <table:table-cell office:value-type="percentage" office:value="5.0879676631388517E-3" table:style-name="ce39">
            <text:p>0,5%</text:p>
          </table:table-cell>
          <table:table-cell office:value-type="float" office:value="2470103" table:style-name="ce38">
            <text:p>2.470.10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5032317327617342" table:style-name="ce39">
            <text:p>5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711" table:style-name="ce38">
            <text:p>76.711</text:p>
          </table:table-cell>
          <table:table-cell office:value-type="percentage" office:value="1" table:style-name="ce39">
            <text:p>100,0%</text:p>
          </table:table-cell>
          <table:table-cell office:value-type="float" office:value="91236" table:style-name="ce38">
            <text:p>91.236</text:p>
          </table:table-cell>
          <table:table-cell office:value-type="percentage" office:value="0.99303408942487703" table:style-name="ce39">
            <text:p>99,3%</text:p>
          </table:table-cell>
          <table:table-cell office:value-type="float" office:value="114652" table:style-name="ce38">
            <text:p>114.652</text:p>
          </table:table-cell>
          <table:table-cell office:value-type="percentage" office:value="0.91504186053935843" table:style-name="ce39">
            <text:p>91,5%</text:p>
          </table:table-cell>
          <table:table-cell office:value-type="float" office:value="151916" table:style-name="ce38">
            <text:p>151.916</text:p>
          </table:table-cell>
          <table:table-cell office:value-type="percentage" office:value="0.89776380484114982" table:style-name="ce39">
            <text:p>89,8%</text:p>
          </table:table-cell>
          <table:table-cell office:value-type="float" office:value="124834" table:style-name="ce38">
            <text:p>124.834</text:p>
          </table:table-cell>
          <table:table-cell office:value-type="percentage" office:value="0.78268775000940471" table:style-name="ce39">
            <text:p>78,3%</text:p>
          </table:table-cell>
          <table:table-cell office:value-type="float" office:value="34184" table:style-name="ce38">
            <text:p>34.184</text:p>
          </table:table-cell>
          <table:table-cell office:value-type="percentage" office:value="0.25610021052000687" table:style-name="ce39">
            <text:p>25,6%</text:p>
          </table:table-cell>
          <table:table-cell office:value-type="float" office:value="10735" table:style-name="ce38">
            <text:p>10.735</text:p>
          </table:table-cell>
          <table:table-cell office:value-type="percentage" office:value="9.4731733145075894E-2" table:style-name="ce39">
            <text:p>9,5%</text:p>
          </table:table-cell>
          <table:table-cell office:value-type="float" office:value="410" table:style-name="ce38">
            <text:p>410</text:p>
          </table:table-cell>
          <table:table-cell office:value-type="percentage" office:value="4.8377581120943956E-3" table:style-name="ce39">
            <text:p>0,5%</text:p>
          </table:table-cell>
          <table:table-cell office:value-type="float" office:value="604678" table:style-name="ce38">
            <text:p>604.678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3420865772987622" table:style-name="ce39">
            <text:p>6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313" table:style-name="ce38">
            <text:p>239.313</text:p>
          </table:table-cell>
          <table:table-cell office:value-type="percentage" office:value="1" table:style-name="ce39">
            <text:p>100,0%</text:p>
          </table:table-cell>
          <table:table-cell office:value-type="float" office:value="287947" table:style-name="ce38">
            <text:p>287.947</text:p>
          </table:table-cell>
          <table:table-cell office:value-type="percentage" office:value="0.99373623870624861" table:style-name="ce39">
            <text:p>99,4%</text:p>
          </table:table-cell>
          <table:table-cell office:value-type="float" office:value="325412" table:style-name="ce38">
            <text:p>325.412</text:p>
          </table:table-cell>
          <table:table-cell office:value-type="percentage" office:value="0.93798407157701769" table:style-name="ce39">
            <text:p>93,8%</text:p>
          </table:table-cell>
          <table:table-cell office:value-type="float" office:value="371085" table:style-name="ce38">
            <text:p>371.085</text:p>
          </table:table-cell>
          <table:table-cell office:value-type="percentage" office:value="0.91425241876473617" table:style-name="ce39">
            <text:p>91,4%</text:p>
          </table:table-cell>
          <table:table-cell office:value-type="float" office:value="345669" table:style-name="ce38">
            <text:p>345.669</text:p>
          </table:table-cell>
          <table:table-cell office:value-type="percentage" office:value="0.77990212557617988" table:style-name="ce39">
            <text:p>78,0%</text:p>
          </table:table-cell>
          <table:table-cell office:value-type="float" office:value="44111" table:style-name="ce38">
            <text:p>44.111</text:p>
          </table:table-cell>
          <table:table-cell office:value-type="percentage" office:value="0.13639427596101519" table:style-name="ce39">
            <text:p>13,6%</text:p>
          </table:table-cell>
          <table:table-cell office:value-type="float" office:value="19959" table:style-name="ce38">
            <text:p>19.959</text:p>
          </table:table-cell>
          <table:table-cell office:value-type="percentage" office:value="8.6409704694325504E-2" table:style-name="ce39">
            <text:p>8,6%</text:p>
          </table:table-cell>
          <table:table-cell office:value-type="float" office:value="404" table:style-name="ce38">
            <text:p>404</text:p>
          </table:table-cell>
          <table:table-cell office:value-type="percentage" office:value="2.2443571638880709E-3" table:style-name="ce39">
            <text:p>0,2%</text:p>
          </table:table-cell>
          <table:table-cell office:value-type="float" office:value="1633900" table:style-name="ce38">
            <text:p>1.633.90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6567610390234744" table:style-name="ce39">
            <text:p>66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61" table:style-name="ce38">
            <text:p>23.061</text:p>
          </table:table-cell>
          <table:table-cell office:value-type="percentage" office:value="1" table:style-name="ce39">
            <text:p>100,0%</text:p>
          </table:table-cell>
          <table:table-cell office:value-type="float" office:value="28372" table:style-name="ce38">
            <text:p>28.372</text:p>
          </table:table-cell>
          <table:table-cell office:value-type="percentage" office:value="1" table:style-name="ce39">
            <text:p>100,0%</text:p>
          </table:table-cell>
          <table:table-cell office:value-type="float" office:value="34786" table:style-name="ce38">
            <text:p>34.786</text:p>
          </table:table-cell>
          <table:table-cell office:value-type="percentage" office:value="0.92226523145447792" table:style-name="ce39">
            <text:p>92,2%</text:p>
          </table:table-cell>
          <table:table-cell office:value-type="float" office:value="41480" table:style-name="ce38">
            <text:p>41.480</text:p>
          </table:table-cell>
          <table:table-cell office:value-type="percentage" office:value="0.87025847599865724" table:style-name="ce39">
            <text:p>87,0%</text:p>
          </table:table-cell>
          <table:table-cell office:value-type="float" office:value="29066" table:style-name="ce38">
            <text:p>29.066</text:p>
          </table:table-cell>
          <table:table-cell office:value-type="percentage" office:value="0.54896405839802065" table:style-name="ce39">
            <text:p>54,9%</text:p>
          </table:table-cell>
          <table:table-cell office:value-type="float" office:value="6398" table:style-name="ce38">
            <text:p>6.398</text:p>
          </table:table-cell>
          <table:table-cell office:value-type="percentage" office:value="0.16272031333452019" table:style-name="ce39">
            <text:p>16,3%</text:p>
          </table:table-cell>
          <table:table-cell office:value-type="float" office:value="3514" table:style-name="ce38">
            <text:p>3.514</text:p>
          </table:table-cell>
          <table:table-cell office:value-type="percentage" office:value="0.11537198765513165" table:style-name="ce39">
            <text:p>11,5%</text:p>
          </table:table-cell>
          <table:table-cell office:value-type="float" office:value="176" table:style-name="ce38">
            <text:p>176</text:p>
          </table:table-cell>
          <table:table-cell office:value-type="percentage" office:value="6.8933103556321476E-3" table:style-name="ce39">
            <text:p>0,7%</text:p>
          </table:table-cell>
          <table:table-cell office:value-type="float" office:value="166853" table:style-name="ce38">
            <text:p>166.85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8757263091171608" table:style-name="ce39">
            <text:p>5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336" table:style-name="ce38">
            <text:p>368.336</text:p>
          </table:table-cell>
          <table:table-cell office:value-type="percentage" office:value="1" table:style-name="ce39">
            <text:p>100,0%</text:p>
          </table:table-cell>
          <table:table-cell office:value-type="float" office:value="503578" table:style-name="ce38">
            <text:p>503.578</text:p>
          </table:table-cell>
          <table:table-cell office:value-type="percentage" office:value="0.95722521816982553" table:style-name="ce39">
            <text:p>95,7%</text:p>
          </table:table-cell>
          <table:table-cell office:value-type="float" office:value="627145" table:style-name="ce38">
            <text:p>627.145</text:p>
          </table:table-cell>
          <table:table-cell office:value-type="percentage" office:value="0.89168845608632163" table:style-name="ce39">
            <text:p>89,2%</text:p>
          </table:table-cell>
          <table:table-cell office:value-type="float" office:value="869797" table:style-name="ce38">
            <text:p>869.797</text:p>
          </table:table-cell>
          <table:table-cell office:value-type="percentage" office:value="0.89413260716932763" table:style-name="ce39">
            <text:p>89,4%</text:p>
          </table:table-cell>
          <table:table-cell office:value-type="float" office:value="602393" table:style-name="ce38">
            <text:p>602.393</text:p>
          </table:table-cell>
          <table:table-cell office:value-type="percentage" office:value="0.51664492513107096" table:style-name="ce39">
            <text:p>51,7%</text:p>
          </table:table-cell>
          <table:table-cell office:value-type="float" office:value="178810" table:style-name="ce38">
            <text:p>178.810</text:p>
          </table:table-cell>
          <table:table-cell office:value-type="percentage" office:value="0.18829240554315319" table:style-name="ce39">
            <text:p>18,8%</text:p>
          </table:table-cell>
          <table:table-cell office:value-type="float" office:value="115400" table:style-name="ce38">
            <text:p>115.400</text:p>
          </table:table-cell>
          <table:table-cell office:value-type="percentage" office:value="0.15542610862318595" table:style-name="ce39">
            <text:p>15,5%</text:p>
          </table:table-cell>
          <table:table-cell office:value-type="float" office:value="9025" table:style-name="ce38">
            <text:p>9.025</text:p>
          </table:table-cell>
          <table:table-cell office:value-type="percentage" office:value="1.6304092553049272E-2" table:style-name="ce39">
            <text:p>1,6%</text:p>
          </table:table-cell>
          <table:table-cell office:value-type="float" office:value="3274484" table:style-name="ce38">
            <text:p>3.274.484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4776154382356324" table:style-name="ce39">
            <text:p>5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292" table:style-name="ce38">
            <text:p>72.292</text:p>
          </table:table-cell>
          <table:table-cell office:value-type="percentage" office:value="1" table:style-name="ce39">
            <text:p>100,0%</text:p>
          </table:table-cell>
          <table:table-cell office:value-type="float" office:value="98935" table:style-name="ce38">
            <text:p>98.935</text:p>
          </table:table-cell>
          <table:table-cell office:value-type="percentage" office:value="0.96147678791824998" table:style-name="ce39">
            <text:p>96,1%</text:p>
          </table:table-cell>
          <table:table-cell office:value-type="float" office:value="119640" table:style-name="ce38">
            <text:p>119.640</text:p>
          </table:table-cell>
          <table:table-cell office:value-type="percentage" office:value="0.8143816920678788" table:style-name="ce39">
            <text:p>81,4%</text:p>
          </table:table-cell>
          <table:table-cell office:value-type="float" office:value="184565" table:style-name="ce38">
            <text:p>184.565</text:p>
          </table:table-cell>
          <table:table-cell office:value-type="percentage" office:value="0.86546216753573169" table:style-name="ce39">
            <text:p>86,5%</text:p>
          </table:table-cell>
          <table:table-cell office:value-type="float" office:value="184658" table:style-name="ce38">
            <text:p>184.658</text:p>
          </table:table-cell>
          <table:table-cell office:value-type="percentage" office:value="0.72655091144450079" table:style-name="ce39">
            <text:p>72,7%</text:p>
          </table:table-cell>
          <table:table-cell office:value-type="float" office:value="39099" table:style-name="ce38">
            <text:p>39.099</text:p>
          </table:table-cell>
          <table:table-cell office:value-type="percentage" office:value="0.18707386975306575" table:style-name="ce39">
            <text:p>18,7%</text:p>
          </table:table-cell>
          <table:table-cell office:value-type="float" office:value="21299" table:style-name="ce38">
            <text:p>21.299</text:p>
          </table:table-cell>
          <table:table-cell office:value-type="percentage" office:value="0.1236531048256003" table:style-name="ce39">
            <text:p>12,4%</text:p>
          </table:table-cell>
          <table:table-cell office:value-type="float" office:value="1318" table:style-name="ce38">
            <text:p>1.318</text:p>
          </table:table-cell>
          <table:table-cell office:value-type="percentage" office:value="9.2886239023496405E-3" table:style-name="ce39">
            <text:p>0,9%</text:p>
          </table:table-cell>
          <table:table-cell office:value-type="float" office:value="721806" table:style-name="ce38">
            <text:p>721.806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5093932924572009" table:style-name="ce39">
            <text:p>55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00" table:style-name="ce38">
            <text:p>41.900</text:p>
          </table:table-cell>
          <table:table-cell office:value-type="percentage" office:value="1" table:style-name="ce39">
            <text:p>100,0%</text:p>
          </table:table-cell>
          <table:table-cell office:value-type="float" office:value="55448" table:style-name="ce38">
            <text:p>55.448</text:p>
          </table:table-cell>
          <table:table-cell office:value-type="percentage" office:value="0.9938342414683109" table:style-name="ce39">
            <text:p>99,4%</text:p>
          </table:table-cell>
          <table:table-cell office:value-type="float" office:value="58769" table:style-name="ce38">
            <text:p>58.769</text:p>
          </table:table-cell>
          <table:table-cell office:value-type="percentage" office:value="0.79585342072477117" table:style-name="ce39">
            <text:p>79,6%</text:p>
          </table:table-cell>
          <table:table-cell office:value-type="float" office:value="86368" table:style-name="ce38">
            <text:p>86.368</text:p>
          </table:table-cell>
          <table:table-cell office:value-type="percentage" office:value="0.89320950627753537" table:style-name="ce39">
            <text:p>89,3%</text:p>
          </table:table-cell>
          <table:table-cell office:value-type="float" office:value="84555" table:style-name="ce38">
            <text:p>84.555</text:p>
          </table:table-cell>
          <table:table-cell office:value-type="percentage" office:value="0.78290216847836147" table:style-name="ce39">
            <text:p>78,3%</text:p>
          </table:table-cell>
          <table:table-cell office:value-type="float" office:value="20307" table:style-name="ce38">
            <text:p>20.307</text:p>
          </table:table-cell>
          <table:table-cell office:value-type="percentage" office:value="0.24965269667203502" table:style-name="ce39">
            <text:p>25,0%</text:p>
          </table:table-cell>
          <table:table-cell office:value-type="float" office:value="9966" table:style-name="ce38">
            <text:p>9.966</text:p>
          </table:table-cell>
          <table:table-cell office:value-type="percentage" office:value="0.14628561363336123" table:style-name="ce39">
            <text:p>14,6%</text:p>
          </table:table-cell>
          <table:table-cell office:value-type="float" office:value="624" table:style-name="ce38">
            <text:p>624</text:p>
          </table:table-cell>
          <table:table-cell office:value-type="percentage" office:value="1.1066184294530752E-2" table:style-name="ce39">
            <text:p>1,1%</text:p>
          </table:table-cell>
          <table:table-cell office:value-type="float" office:value="357937" table:style-name="ce38">
            <text:p>357.937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1569542825885781" table:style-name="ce39">
            <text:p>61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167" table:style-name="ce38">
            <text:p>161.167</text:p>
          </table:table-cell>
          <table:table-cell office:value-type="percentage" office:value="1.0203672048116492" table:style-name="ce39">
            <text:p>102,0%</text:p>
          </table:table-cell>
          <table:table-cell office:value-type="float" office:value="210852" table:style-name="ce38">
            <text:p>210.852</text:p>
          </table:table-cell>
          <table:table-cell office:value-type="percentage" office:value="0.98953918932237039" table:style-name="ce39">
            <text:p>99,0%</text:p>
          </table:table-cell>
          <table:table-cell office:value-type="float" office:value="189813" table:style-name="ce38">
            <text:p>189.813</text:p>
          </table:table-cell>
          <table:table-cell office:value-type="percentage" office:value="0.67761558480502926" table:style-name="ce39">
            <text:p>67,8%</text:p>
          </table:table-cell>
          <table:table-cell office:value-type="float" office:value="301971" table:style-name="ce38">
            <text:p>301.971</text:p>
          </table:table-cell>
          <table:table-cell office:value-type="percentage" office:value="0.88821008479985408" table:style-name="ce39">
            <text:p>88,8%</text:p>
          </table:table-cell>
          <table:table-cell office:value-type="float" office:value="250953" table:style-name="ce38">
            <text:p>250.953</text:p>
          </table:table-cell>
          <table:table-cell office:value-type="percentage" office:value="0.69298572623870236" table:style-name="ce39">
            <text:p>69,3%</text:p>
          </table:table-cell>
          <table:table-cell office:value-type="float" office:value="50325" table:style-name="ce38">
            <text:p>50.325</text:p>
          </table:table-cell>
          <table:table-cell office:value-type="percentage" office:value="0.19315429698744546" table:style-name="ce39">
            <text:p>19,3%</text:p>
          </table:table-cell>
          <table:table-cell office:value-type="float" office:value="30187" table:style-name="ce38">
            <text:p>30.187</text:p>
          </table:table-cell>
          <table:table-cell office:value-type="percentage" office:value="0.14978614030386933" table:style-name="ce39">
            <text:p>15,0%</text:p>
          </table:table-cell>
          <table:table-cell office:value-type="float" office:value="2175" table:style-name="ce38">
            <text:p>2.175</text:p>
          </table:table-cell>
          <table:table-cell office:value-type="percentage" office:value="1.2899896800825593E-2" table:style-name="ce39">
            <text:p>1,3%</text:p>
          </table:table-cell>
          <table:table-cell office:value-type="float" office:value="1197443" table:style-name="ce38">
            <text:p>1.197.44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0356723958299208" table:style-name="ce39">
            <text:p>60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2" table:style-name="ce38">
            <text:p>2.342</text:p>
          </table:table-cell>
          <table:table-cell office:value-type="percentage" office:value="0.89904030710172744" table:style-name="ce39">
            <text:p>89,9%</text:p>
          </table:table-cell>
          <table:table-cell office:value-type="float" office:value="3768" table:style-name="ce38">
            <text:p>3.768</text:p>
          </table:table-cell>
          <table:table-cell office:value-type="percentage" office:value="0.87262621584066702" table:style-name="ce39">
            <text:p>87,3%</text:p>
          </table:table-cell>
          <table:table-cell office:value-type="float" office:value="6449" table:style-name="ce38">
            <text:p>6.449</text:p>
          </table:table-cell>
          <table:table-cell office:value-type="percentage" office:value="0.82079674175894102" table:style-name="ce39">
            <text:p>82,1%</text:p>
          </table:table-cell>
          <table:table-cell office:value-type="float" office:value="9468" table:style-name="ce38">
            <text:p>9.468</text:p>
          </table:table-cell>
          <table:table-cell office:value-type="percentage" office:value="0.81931464174454827" table:style-name="ce39">
            <text:p>81,9%</text:p>
          </table:table-cell>
          <table:table-cell office:value-type="float" office:value="9293" table:style-name="ce38">
            <text:p>9.293</text:p>
          </table:table-cell>
          <table:table-cell office:value-type="percentage" office:value="0.73508938459104567" table:style-name="ce39">
            <text:p>73,5%</text:p>
          </table:table-cell>
          <table:table-cell office:value-type="float" office:value="6182" table:style-name="ce38">
            <text:p>6.182</text:p>
          </table:table-cell>
          <table:table-cell office:value-type="percentage" office:value="0.51975786110644018" table:style-name="ce39">
            <text:p>52,0%</text:p>
          </table:table-cell>
          <table:table-cell office:value-type="float" office:value="2777" table:style-name="ce38">
            <text:p>2.777</text:p>
          </table:table-cell>
          <table:table-cell office:value-type="percentage" office:value="0.25321418801860124" table:style-name="ce39">
            <text:p>25,3%</text:p>
          </table:table-cell>
          <table:table-cell office:value-type="float" office:value="203" table:style-name="ce38">
            <text:p>203</text:p>
          </table:table-cell>
          <table:table-cell office:value-type="percentage" office:value="2.2244137628753012E-2" table:style-name="ce39">
            <text:p>2,2%</text:p>
          </table:table-cell>
          <table:table-cell office:value-type="float" office:value="40482" table:style-name="ce38">
            <text:p>40.48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7045022194039319" table:style-name="ce39">
            <text:p>57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15" table:style-name="ce38">
            <text:p>1.915</text:p>
          </table:table-cell>
          <table:table-cell office:value-type="percentage" office:value="0.81524052788420609" table:style-name="ce39">
            <text:p>81,5%</text:p>
          </table:table-cell>
          <table:table-cell office:value-type="float" office:value="3150" table:style-name="ce38">
            <text:p>3.150</text:p>
          </table:table-cell>
          <table:table-cell office:value-type="percentage" office:value="0.84044823906083244" table:style-name="ce39">
            <text:p>84,0%</text:p>
          </table:table-cell>
          <table:table-cell office:value-type="float" office:value="6539" table:style-name="ce38">
            <text:p>6.539</text:p>
          </table:table-cell>
          <table:table-cell office:value-type="percentage" office:value="0.83544142072313787" table:style-name="ce39">
            <text:p>83,5%</text:p>
          </table:table-cell>
          <table:table-cell office:value-type="float" office:value="8858" table:style-name="ce38">
            <text:p>8.858</text:p>
          </table:table-cell>
          <table:table-cell office:value-type="percentage" office:value="0.78396318258252939" table:style-name="ce39">
            <text:p>78,4%</text:p>
          </table:table-cell>
          <table:table-cell office:value-type="float" office:value="8784" table:style-name="ce38">
            <text:p>8.784</text:p>
          </table:table-cell>
          <table:table-cell office:value-type="percentage" office:value="0.73187802032994498" table:style-name="ce39">
            <text:p>73,2%</text:p>
          </table:table-cell>
          <table:table-cell office:value-type="float" office:value="6087" table:style-name="ce38">
            <text:p>6.087</text:p>
          </table:table-cell>
          <table:table-cell office:value-type="percentage" office:value="0.50168960685733122" table:style-name="ce39">
            <text:p>50,2%</text:p>
          </table:table-cell>
          <table:table-cell office:value-type="float" office:value="1652" table:style-name="ce38">
            <text:p>1.652</text:p>
          </table:table-cell>
          <table:table-cell office:value-type="percentage" office:value="0.13772405168820342" table:style-name="ce39">
            <text:p>13,8%</text:p>
          </table:table-cell>
          <table:table-cell office:value-type="float" office:value="297" table:style-name="ce38">
            <text:p>297</text:p>
          </table:table-cell>
          <table:table-cell office:value-type="percentage" office:value="3.1021516607478587E-2" table:style-name="ce39">
            <text:p>3,1%</text:p>
          </table:table-cell>
          <table:table-cell office:value-type="float" office:value="37282" table:style-name="ce38">
            <text:p>37.28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2563903732006145" table:style-name="ce39">
            <text:p>52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4" table:style-name="ce38">
            <text:p>14</text:p>
          </table:table-cell>
          <table:table-cell office:value-type="string" table:style-name="ce39">
            <text:p>-</text:p>
          </table:table-cell>
          <table:table-cell office:value-type="float" office:value="3141" table:style-name="ce38">
            <text:p>3.141</text:p>
          </table:table-cell>
          <table:table-cell office:value-type="string" table:style-name="ce39">
            <text:p>-</text:p>
          </table:table-cell>
          <table:table-cell office:value-type="float" office:value="8381" table:style-name="ce38">
            <text:p>8.381</text:p>
          </table:table-cell>
          <table:table-cell office:value-type="string" table:style-name="ce39">
            <text:p>-</text:p>
          </table:table-cell>
          <table:table-cell office:value-type="float" office:value="18751" table:style-name="ce38">
            <text:p>18.751</text:p>
          </table:table-cell>
          <table:table-cell office:value-type="string" table:style-name="ce39">
            <text:p>-</text:p>
          </table:table-cell>
          <table:table-cell office:value-type="float" office:value="25250" table:style-name="ce38">
            <text:p>25.250</text:p>
          </table:table-cell>
          <table:table-cell office:value-type="string" table:style-name="ce39">
            <text:p>-</text:p>
          </table:table-cell>
          <table:table-cell office:value-type="float" office:value="18582" table:style-name="ce38">
            <text:p>18.582</text:p>
          </table:table-cell>
          <table:table-cell office:value-type="string" table:style-name="ce39">
            <text:p>-</text:p>
          </table:table-cell>
          <table:table-cell office:value-type="float" office:value="663" table:style-name="ce38">
            <text:p>663</text:p>
          </table:table-cell>
          <table:table-cell office:value-type="string" table:style-name="ce39">
            <text:p>-</text:p>
          </table:table-cell>
          <table:table-cell office:value-type="float" office:value="74804" table:style-name="ce38">
            <text:p>74.80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96" table:style-name="ce41">
            <text:p>96</text:p>
          </table:table-cell>
          <table:table-cell office:value-type="string" table:style-name="ce42">
            <text:p>-</text:p>
          </table:table-cell>
          <table:table-cell office:value-type="float" office:value="336" table:style-name="ce41">
            <text:p>336</text:p>
          </table:table-cell>
          <table:table-cell office:value-type="string" table:style-name="ce42">
            <text:p>-</text:p>
          </table:table-cell>
          <table:table-cell office:value-type="float" office:value="568" table:style-name="ce41">
            <text:p>568</text:p>
          </table:table-cell>
          <table:table-cell office:value-type="string" table:style-name="ce42">
            <text:p>-</text:p>
          </table:table-cell>
          <table:table-cell office:value-type="float" office:value="491" table:style-name="ce41">
            <text:p>491</text:p>
          </table:table-cell>
          <table:table-cell office:value-type="string" table:style-name="ce42">
            <text:p>-</text:p>
          </table:table-cell>
          <table:table-cell office:value-type="float" office:value="419" table:style-name="ce41">
            <text:p>419</text:p>
          </table:table-cell>
          <table:table-cell office:value-type="string" table:style-name="ce42">
            <text:p>-</text:p>
          </table:table-cell>
          <table:table-cell office:value-type="float" office:value="25" table:style-name="ce41">
            <text:p>25</text:p>
          </table:table-cell>
          <table:table-cell office:value-type="string" table:style-name="ce42">
            <text:p>-</text:p>
          </table:table-cell>
          <table:table-cell office:value-type="float" office:value="1968" table:style-name="ce41">
            <text:p>1.96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1629" table:style-name="ce45">
            <text:p>2.881.629</text:p>
          </table:table-cell>
          <table:table-cell office:value-type="percentage" office:value="1" table:style-name="ce46">
            <text:p>100,0%</text:p>
          </table:table-cell>
          <table:table-cell office:value-type="float" office:value="3869188" table:style-name="ce45">
            <text:p>3.869.188</text:p>
          </table:table-cell>
          <table:table-cell office:value-type="percentage" office:value="0.97705657385206479" table:style-name="ce46">
            <text:p>97,7%</text:p>
          </table:table-cell>
          <table:table-cell office:value-type="float" office:value="4442641" table:style-name="ce45">
            <text:p>4.442.641</text:p>
          </table:table-cell>
          <table:table-cell office:value-type="percentage" office:value="0.8324250803730795" table:style-name="ce46">
            <text:p>83,2%</text:p>
          </table:table-cell>
          <table:table-cell office:value-type="float" office:value="6065855" table:style-name="ce45">
            <text:p>6.065.855</text:p>
          </table:table-cell>
          <table:table-cell office:value-type="percentage" office:value="0.86244719055306285" table:style-name="ce46">
            <text:p>86,2%</text:p>
          </table:table-cell>
          <table:table-cell office:value-type="float" office:value="5245437" table:style-name="ce45">
            <text:p>5.245.437</text:p>
          </table:table-cell>
          <table:table-cell office:value-type="percentage" office:value="0.66467458304806659" table:style-name="ce46">
            <text:p>66,5%</text:p>
          </table:table-cell>
          <table:table-cell office:value-type="float" office:value="1474165" table:style-name="ce45">
            <text:p>1.474.165</text:p>
          </table:table-cell>
          <table:table-cell office:value-type="percentage" office:value="0.23660829002554087" table:style-name="ce46">
            <text:p>23,7%</text:p>
          </table:table-cell>
          <table:table-cell office:value-type="float" office:value="667944" table:style-name="ce45">
            <text:p>667.944</text:p>
          </table:table-cell>
          <table:table-cell office:value-type="percentage" office:value="0.13508445508672018" table:style-name="ce46">
            <text:p>13,5%</text:p>
          </table:table-cell>
          <table:table-cell office:value-type="float" office:value="53591" table:style-name="ce45">
            <text:p>53.591</text:p>
          </table:table-cell>
          <table:table-cell office:value-type="percentage" office:value="1.3781261845260842E-2" table:style-name="ce46">
            <text:p>1,4%</text:p>
          </table:table-cell>
          <table:table-cell office:value-type="float" office:value="24700450" table:style-name="ce45">
            <text:p>24.700.450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5864328455100255" table:style-name="ce46">
            <text:p>58,6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21T14:18:08Z</meta:creation-date>
    <dc:date>2021-07-21T14:18:23Z</dc:date>
  </office:meta>
</office:document-meta>
</file>